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arial" svg:font-family="'calibri,arial'"/>
    <style:font-face style:name="cmsy10" svg:font-family="cmsy10"/>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arial" style:text-underline-style="solid" style:text-underline-width="auto" style:text-underline-color="font-color" fo:font-weight="normal" officeooo:rsid="001aee45" officeooo:paragraph-rsid="001aee45" style:font-weight-asian="normal" style:font-weight-complex="normal"/>
    </style:style>
    <style:style style:name="P2" style:family="paragraph" style:parent-style-name="Standard">
      <style:text-properties style:font-name="calibri,arial" style:text-underline-style="solid" style:text-underline-width="auto" style:text-underline-color="font-color" fo:font-weight="bold" officeooo:rsid="001aee45" officeooo:paragraph-rsid="001aee45" style:font-weight-asian="bold" style:font-weight-complex="bold"/>
    </style:style>
    <style:style style:name="P3" style:family="paragraph" style:parent-style-name="Standard">
      <style:text-properties style:font-name="calibri,arial" style:text-underline-style="solid" style:text-underline-width="auto" style:text-underline-color="font-color" fo:font-weight="bold" officeooo:rsid="002cddb2" officeooo:paragraph-rsid="002cddb2" style:font-weight-asian="bold" style:font-weight-complex="bold"/>
    </style:style>
    <style:style style:name="P4" style:family="paragraph" style:parent-style-name="Standard">
      <style:text-properties style:font-name="calibri,arial" style:text-underline-style="solid" style:text-underline-width="auto" style:text-underline-color="font-color" fo:font-weight="bold" officeooo:rsid="002e7ccb" officeooo:paragraph-rsid="002e7ccb" style:font-weight-asian="bold" style:font-weight-complex="bold"/>
    </style:style>
    <style:style style:name="P5" style:family="paragraph" style:parent-style-name="Standard">
      <style:text-properties style:font-name="calibri,arial" style:text-underline-style="solid" style:text-underline-width="auto" style:text-underline-color="font-color" fo:font-weight="bold" officeooo:rsid="0030ad6f" officeooo:paragraph-rsid="0030ad6f" style:font-weight-asian="bold" style:font-weight-complex="bold"/>
    </style:style>
    <style:style style:name="P6" style:family="paragraph" style:parent-style-name="Standard">
      <style:text-properties style:font-name="calibri,arial" style:text-underline-style="none" fo:font-weight="normal" officeooo:rsid="001c0561" officeooo:paragraph-rsid="001c0561" style:font-weight-asian="normal" style:font-weight-complex="normal"/>
    </style:style>
    <style:style style:name="P7" style:family="paragraph" style:parent-style-name="Standard">
      <style:text-properties style:font-name="calibri,arial" style:text-underline-style="none" fo:font-weight="normal" officeooo:rsid="001c636f" officeooo:paragraph-rsid="001c636f" style:font-weight-asian="normal" style:font-weight-complex="normal"/>
    </style:style>
    <style:style style:name="P8" style:family="paragraph" style:parent-style-name="Standard">
      <style:text-properties style:font-name="calibri,arial" style:text-underline-style="none" fo:font-weight="normal" officeooo:rsid="001d051e" officeooo:paragraph-rsid="001d051e" style:font-weight-asian="normal" style:font-weight-complex="normal"/>
    </style:style>
    <style:style style:name="P9" style:family="paragraph" style:parent-style-name="Standard">
      <style:text-properties style:font-name="calibri,arial" style:text-underline-style="none" fo:font-weight="normal" officeooo:rsid="001dbaf4" officeooo:paragraph-rsid="001dbaf4" style:font-weight-asian="normal" style:font-weight-complex="normal"/>
    </style:style>
    <style:style style:name="P10" style:family="paragraph" style:parent-style-name="Standard">
      <style:text-properties style:font-name="calibri,arial" style:text-underline-style="none" fo:font-weight="normal" officeooo:rsid="00202b85" officeooo:paragraph-rsid="00202b85" style:font-weight-asian="normal" style:font-weight-complex="normal"/>
    </style:style>
    <style:style style:name="P11" style:family="paragraph" style:parent-style-name="Standard">
      <style:text-properties style:font-name="calibri,arial" style:text-underline-style="none" fo:font-weight="normal" officeooo:rsid="00221cf0" officeooo:paragraph-rsid="00221cf0" style:font-weight-asian="normal" style:font-weight-complex="normal"/>
    </style:style>
    <style:style style:name="P12" style:family="paragraph" style:parent-style-name="Standard">
      <style:text-properties style:font-name="calibri,arial" style:text-underline-style="none" fo:font-weight="normal" officeooo:rsid="00225142" officeooo:paragraph-rsid="00225142" style:font-weight-asian="normal" style:font-weight-complex="normal"/>
    </style:style>
    <style:style style:name="P13" style:family="paragraph" style:parent-style-name="Standard">
      <style:text-properties style:font-name="calibri,arial" style:text-underline-style="none" fo:font-weight="normal" officeooo:rsid="0029d8a3" officeooo:paragraph-rsid="0029d8a3" style:font-weight-asian="normal" style:font-weight-complex="normal"/>
    </style:style>
    <style:style style:name="P14" style:family="paragraph" style:parent-style-name="Standard">
      <style:text-properties style:font-name="calibri,arial" style:text-underline-style="none" fo:font-weight="normal" officeooo:rsid="002a9e42" officeooo:paragraph-rsid="002a9e42" style:font-weight-asian="normal" style:font-weight-complex="normal"/>
    </style:style>
    <style:style style:name="P15" style:family="paragraph" style:parent-style-name="Standard">
      <style:text-properties style:font-name="calibri,arial" style:text-underline-style="none" fo:font-weight="normal" officeooo:rsid="00243276" officeooo:paragraph-rsid="00243276" style:font-weight-asian="normal" style:font-weight-complex="normal"/>
    </style:style>
    <style:style style:name="P16" style:family="paragraph" style:parent-style-name="Standard">
      <style:text-properties style:font-name="calibri,arial" style:text-underline-style="none" fo:font-weight="normal" officeooo:rsid="0025a2ec" officeooo:paragraph-rsid="002514e6" style:font-weight-asian="normal" style:font-weight-complex="normal"/>
    </style:style>
    <style:style style:name="P17" style:family="paragraph" style:parent-style-name="Standard">
      <style:text-properties style:font-name="calibri,arial" style:text-underline-style="none" fo:font-weight="normal" officeooo:rsid="002d4378" officeooo:paragraph-rsid="002cddb2" style:font-weight-asian="normal" style:font-weight-complex="normal"/>
    </style:style>
    <style:style style:name="P18" style:family="paragraph" style:parent-style-name="Standard">
      <style:text-properties style:font-name="calibri,arial" style:text-underline-style="none" fo:font-weight="normal" officeooo:rsid="002d4378" officeooo:paragraph-rsid="002d4378" style:font-weight-asian="normal" style:font-weight-complex="normal"/>
    </style:style>
    <style:style style:name="P19" style:family="paragraph" style:parent-style-name="Standard">
      <style:text-properties style:font-name="calibri,arial" style:text-underline-style="none" fo:font-weight="normal" officeooo:rsid="002e7ccb" officeooo:paragraph-rsid="002e7ccb" style:font-weight-asian="normal" style:font-weight-complex="normal"/>
    </style:style>
    <style:style style:name="P20" style:family="paragraph" style:parent-style-name="Standard">
      <style:text-properties style:font-name="calibri,arial" style:text-underline-style="none" fo:font-weight="normal" officeooo:rsid="00310620" officeooo:paragraph-rsid="00310620" style:font-weight-asian="normal" style:font-weight-complex="normal"/>
    </style:style>
    <style:style style:name="P21" style:family="paragraph" style:parent-style-name="Standard">
      <style:text-properties style:font-name="calibri,arial" style:text-underline-style="none" fo:font-weight="normal" officeooo:rsid="0031843a" officeooo:paragraph-rsid="0031843a" style:font-weight-asian="normal" style:font-weight-complex="normal"/>
    </style:style>
    <style:style style:name="P22" style:family="paragraph" style:parent-style-name="Standard">
      <style:text-properties style:font-name="calibri,arial" style:text-underline-style="none" fo:font-weight="normal" officeooo:rsid="00318ef1" officeooo:paragraph-rsid="00318ef1" style:font-weight-asian="normal" style:font-weight-complex="normal"/>
    </style:style>
    <style:style style:name="P23" style:family="paragraph" style:parent-style-name="Standard">
      <style:text-properties style:font-name="calibri,arial" style:text-underline-style="none" fo:font-weight="normal" officeooo:rsid="0032f052" officeooo:paragraph-rsid="0032f052" style:font-weight-asian="normal" style:font-weight-complex="normal"/>
    </style:style>
    <style:style style:name="P24" style:family="paragraph" style:parent-style-name="Standard">
      <style:text-properties style:font-name="calibri,arial" style:text-underline-style="none" fo:font-weight="normal" officeooo:rsid="0036c43b" officeooo:paragraph-rsid="0036c43b" style:font-weight-asian="normal" style:font-weight-complex="normal"/>
    </style:style>
    <style:style style:name="P25" style:family="paragraph" style:parent-style-name="Standard">
      <style:text-properties style:font-name="calibri,arial" style:text-underline-style="none" fo:font-weight="normal" officeooo:rsid="003b1594" officeooo:paragraph-rsid="003b1594" style:font-weight-asian="normal" style:font-weight-complex="normal"/>
    </style:style>
    <style:style style:name="P26" style:family="paragraph" style:parent-style-name="Standard">
      <style:text-properties style:font-name="calibri,arial" style:text-underline-style="none" fo:font-weight="normal" officeooo:rsid="003eabaf" officeooo:paragraph-rsid="003eabaf" style:font-weight-asian="normal" style:font-weight-complex="normal"/>
    </style:style>
    <style:style style:name="P27" style:family="paragraph" style:parent-style-name="Standard">
      <style:text-properties style:font-name="calibri,arial" style:text-underline-style="none" fo:font-weight="normal" officeooo:rsid="004032d4" officeooo:paragraph-rsid="004032d4" style:font-weight-asian="normal" style:font-weight-complex="normal"/>
    </style:style>
    <style:style style:name="P28" style:family="paragraph" style:parent-style-name="Standard">
      <style:text-properties style:font-name="calibri,arial" style:text-underline-style="none" fo:font-weight="normal" officeooo:rsid="00435c60" officeooo:paragraph-rsid="00435c60" style:font-weight-asian="normal" style:font-weight-complex="normal"/>
    </style:style>
    <style:style style:name="P29" style:family="paragraph" style:parent-style-name="Standard">
      <style:text-properties style:font-name="calibri,arial" style:text-underline-style="none" fo:font-weight="normal" officeooo:rsid="0044da1f" officeooo:paragraph-rsid="0044da1f" style:font-weight-asian="normal" style:font-weight-complex="normal"/>
    </style:style>
    <style:style style:name="P30" style:family="paragraph" style:parent-style-name="Standard">
      <style:text-properties style:font-name="calibri,arial" style:text-underline-style="none" fo:font-weight="normal" officeooo:rsid="0045b61c" officeooo:paragraph-rsid="0045b61c" style:font-weight-asian="normal" style:font-weight-complex="normal"/>
    </style:style>
    <style:style style:name="P31" style:family="paragraph" style:parent-style-name="Standard">
      <style:text-properties style:font-name="calibri,arial" style:text-underline-style="none" fo:font-weight="normal" officeooo:rsid="004fc62c" officeooo:paragraph-rsid="004fc62c" style:font-weight-asian="normal" style:font-weight-complex="normal"/>
    </style:style>
    <style:style style:name="P32" style:family="paragraph" style:parent-style-name="Standard">
      <style:text-properties style:font-name="calibri,arial" style:text-underline-style="none" fo:font-weight="normal" officeooo:rsid="0050fe7a" officeooo:paragraph-rsid="0050fe7a" style:font-weight-asian="normal" style:font-weight-complex="normal"/>
    </style:style>
    <style:style style:name="P33" style:family="paragraph" style:parent-style-name="Standard">
      <style:text-properties style:font-name="calibri,arial" style:text-underline-style="none" fo:font-weight="normal" officeooo:rsid="005185fd" officeooo:paragraph-rsid="005185fd" style:font-weight-asian="normal" style:font-weight-complex="normal"/>
    </style:style>
    <style:style style:name="P34" style:family="paragraph" style:parent-style-name="Standard">
      <style:text-properties style:font-name="calibri,arial" style:text-underline-style="none" fo:font-weight="normal" officeooo:rsid="00523b41" officeooo:paragraph-rsid="00523b41" style:font-weight-asian="normal" style:font-weight-complex="normal"/>
    </style:style>
    <style:style style:name="P35" style:family="paragraph" style:parent-style-name="Standard">
      <style:text-properties style:font-name="calibri,arial" style:text-underline-style="none" fo:font-weight="normal" officeooo:rsid="005242cc" officeooo:paragraph-rsid="005242cc" style:font-weight-asian="normal" style:font-weight-complex="normal"/>
    </style:style>
    <style:style style:name="P36" style:family="paragraph" style:parent-style-name="Standard">
      <style:text-properties style:font-name="calibri,arial" style:text-underline-style="none" fo:font-weight="normal" officeooo:rsid="0054c628" officeooo:paragraph-rsid="0054c628" style:font-weight-asian="normal" style:font-weight-complex="normal"/>
    </style:style>
    <style:style style:name="P37" style:family="paragraph" style:parent-style-name="Standard">
      <style:text-properties style:font-name="calibri,arial" style:text-underline-style="none" fo:font-weight="normal" officeooo:rsid="005f3835" officeooo:paragraph-rsid="005f3835" style:font-weight-asian="normal" style:font-weight-complex="normal"/>
    </style:style>
    <style:style style:name="P38" style:family="paragraph" style:parent-style-name="Standard">
      <style:text-properties style:font-name="calibri,arial" style:text-underline-style="none" fo:font-weight="normal" officeooo:rsid="005fb2c6" officeooo:paragraph-rsid="005fb2c6" style:font-weight-asian="normal" style:font-weight-complex="normal"/>
    </style:style>
    <style:style style:name="P39" style:family="paragraph" style:parent-style-name="Standard">
      <style:text-properties style:font-name="calibri,arial" style:text-underline-style="none" fo:font-weight="normal" officeooo:rsid="00677ac4" officeooo:paragraph-rsid="00677ac4" style:font-weight-asian="normal" style:font-weight-complex="normal"/>
    </style:style>
    <style:style style:name="P40" style:family="paragraph" style:parent-style-name="Standard">
      <style:text-properties style:font-name="calibri,arial" style:text-underline-style="none" fo:font-weight="normal" officeooo:rsid="0068eb50" officeooo:paragraph-rsid="0068eb50" style:font-weight-asian="normal" style:font-weight-complex="normal"/>
    </style:style>
    <style:style style:name="P41" style:family="paragraph" style:parent-style-name="Standard">
      <style:text-properties style:font-name="calibri,arial" style:text-underline-style="none" fo:font-weight="normal" officeooo:rsid="006f3f7b" officeooo:paragraph-rsid="006f3f7b" style:font-weight-asian="normal" style:font-weight-complex="normal"/>
    </style:style>
    <style:style style:name="P42" style:family="paragraph" style:parent-style-name="Standard">
      <style:text-properties style:font-name="calibri,arial" style:text-underline-style="none" fo:font-weight="normal" officeooo:rsid="0072ca28" officeooo:paragraph-rsid="0072ca28" style:font-weight-asian="normal" style:font-weight-complex="normal"/>
    </style:style>
    <style:style style:name="P43" style:family="paragraph" style:parent-style-name="Standard">
      <style:text-properties style:font-name="calibri,arial" style:text-underline-style="none" fo:font-weight="normal" officeooo:rsid="0072ca28" officeooo:paragraph-rsid="007484bb" style:font-weight-asian="normal" style:font-weight-complex="normal"/>
    </style:style>
    <style:style style:name="P44" style:family="paragraph" style:parent-style-name="Standard">
      <style:text-properties style:font-name="calibri,arial" style:text-underline-style="none" fo:font-weight="normal" officeooo:rsid="007484bb" officeooo:paragraph-rsid="007484bb" style:font-weight-asian="normal" style:font-weight-complex="normal"/>
    </style:style>
    <style:style style:name="P45" style:family="paragraph" style:parent-style-name="Standard">
      <style:text-properties style:font-name="calibri,arial" style:text-underline-style="none" fo:font-weight="normal" officeooo:rsid="0078c2c6" officeooo:paragraph-rsid="0078c2c6" style:font-weight-asian="normal" style:font-weight-complex="normal"/>
    </style:style>
    <style:style style:name="P46" style:family="paragraph" style:parent-style-name="Standard">
      <style:text-properties style:font-name="calibri,arial" style:text-underline-style="none" fo:font-weight="bold" officeooo:rsid="00243276" officeooo:paragraph-rsid="00243276" style:font-weight-asian="bold" style:font-weight-complex="bold"/>
    </style:style>
    <style:style style:name="P47" style:family="paragraph" style:parent-style-name="Standard">
      <style:text-properties style:font-name="calibri,arial" style:text-underline-style="none" fo:font-weight="bold" officeooo:rsid="002514e6" officeooo:paragraph-rsid="002514e6" style:font-weight-asian="bold" style:font-weight-complex="bold"/>
    </style:style>
    <style:style style:name="P48" style:family="paragraph" style:parent-style-name="Standard">
      <style:text-properties style:font-name="calibri,arial" style:text-underline-style="none" fo:font-weight="bold" officeooo:rsid="00278958" officeooo:paragraph-rsid="00278958" style:font-weight-asian="bold" style:font-weight-complex="bold"/>
    </style:style>
    <style:style style:name="P49" style:family="paragraph" style:parent-style-name="Standard">
      <style:text-properties style:font-name="calibri,arial" style:text-underline-style="none" fo:font-weight="bold" officeooo:rsid="002c2f91" officeooo:paragraph-rsid="002c2f91" style:font-weight-asian="bold" style:font-weight-complex="bold"/>
    </style:style>
    <style:style style:name="P50" style:family="paragraph" style:parent-style-name="Standard">
      <style:text-properties style:font-name="calibri,arial" style:text-underline-style="none" fo:font-weight="bold" officeooo:rsid="002e7ccb" officeooo:paragraph-rsid="002e7ccb" style:font-weight-asian="bold" style:font-weight-complex="bold"/>
    </style:style>
    <style:style style:name="P51" style:family="paragraph" style:parent-style-name="Standard">
      <style:text-properties style:font-name="calibri,arial" style:text-underline-style="none" fo:font-weight="bold" officeooo:rsid="0031843a" officeooo:paragraph-rsid="0031843a" style:font-weight-asian="bold" style:font-weight-complex="bold"/>
    </style:style>
    <style:style style:name="P52" style:family="paragraph" style:parent-style-name="Standard">
      <style:text-properties style:font-name="calibri,arial" style:text-underline-style="none" fo:font-weight="bold" officeooo:rsid="004a151b" officeooo:paragraph-rsid="004a151b" style:font-weight-asian="bold" style:font-weight-complex="bold"/>
    </style:style>
    <style:style style:name="P53" style:family="paragraph" style:parent-style-name="Standard">
      <style:text-properties style:font-name="calibri,arial" style:text-underline-style="none" fo:font-weight="bold" officeooo:rsid="004ba1b6" officeooo:paragraph-rsid="004ba1b6" style:font-weight-asian="bold" style:font-weight-complex="bold"/>
    </style:style>
    <style:style style:name="P54" style:family="paragraph" style:parent-style-name="Standard">
      <style:text-properties style:font-name="calibri,arial" style:text-underline-style="none" fo:font-weight="bold" officeooo:rsid="00523b41" officeooo:paragraph-rsid="00523b41" style:font-weight-asian="bold" style:font-weight-complex="bold"/>
    </style:style>
    <style:style style:name="P55" style:family="paragraph" style:parent-style-name="Standard">
      <style:text-properties style:font-name="calibri,arial" style:text-underline-style="none" fo:font-weight="bold" officeooo:rsid="005242cc" officeooo:paragraph-rsid="005242cc" style:font-weight-asian="bold" style:font-weight-complex="bold"/>
    </style:style>
    <style:style style:name="P56" style:family="paragraph" style:parent-style-name="Standard">
      <style:text-properties style:font-name="calibri,arial" style:text-underline-style="none" fo:font-weight="bold" officeooo:rsid="0054c628" officeooo:paragraph-rsid="0054c628" style:font-weight-asian="bold" style:font-weight-complex="bold"/>
    </style:style>
    <style:style style:name="P57" style:family="paragraph" style:parent-style-name="Standard">
      <style:text-properties style:font-name="calibri,arial" style:text-underline-style="none" fo:font-weight="bold" officeooo:rsid="00554931" officeooo:paragraph-rsid="00554931" style:font-weight-asian="bold" style:font-weight-complex="bold"/>
    </style:style>
    <style:style style:name="P58" style:family="paragraph" style:parent-style-name="Standard">
      <style:text-properties style:font-name="calibri,arial" style:text-underline-style="none" fo:font-weight="bold" officeooo:rsid="005fdf0f" officeooo:paragraph-rsid="005fdf0f" style:font-weight-asian="bold" style:font-weight-complex="bold"/>
    </style:style>
    <style:style style:name="P59" style:family="paragraph" style:parent-style-name="Standard">
      <style:text-properties style:font-name="calibri,arial" style:text-underline-style="none" fo:font-weight="bold" officeooo:rsid="005ff91a" officeooo:paragraph-rsid="005ff91a" style:font-weight-asian="bold" style:font-weight-complex="bold"/>
    </style:style>
    <style:style style:name="P60" style:family="paragraph" style:parent-style-name="Standard">
      <style:text-properties style:font-name="calibri,arial" style:text-underline-style="none" fo:font-weight="bold" officeooo:rsid="0060f7dd" officeooo:paragraph-rsid="0060f7dd" style:font-weight-asian="bold" style:font-weight-complex="bold"/>
    </style:style>
    <style:style style:name="P61" style:family="paragraph" style:parent-style-name="Standard">
      <style:text-properties style:font-name="calibri,arial" style:text-underline-style="none" fo:font-weight="bold" officeooo:rsid="00611835" officeooo:paragraph-rsid="00611835" style:font-weight-asian="bold" style:font-weight-complex="bold"/>
    </style:style>
    <style:style style:name="P62" style:family="paragraph" style:parent-style-name="Standard">
      <style:text-properties style:font-name="calibri,arial" style:text-underline-style="none" fo:font-weight="bold" officeooo:rsid="00611835" officeooo:paragraph-rsid="00617cef" style:font-weight-asian="bold" style:font-weight-complex="bold"/>
    </style:style>
    <style:style style:name="P63" style:family="paragraph" style:parent-style-name="Standard">
      <style:text-properties style:font-name="calibri,arial" style:text-underline-style="none" fo:font-weight="bold" officeooo:rsid="006b4098" officeooo:paragraph-rsid="006b4098" style:font-weight-asian="bold" style:font-weight-complex="bold"/>
    </style:style>
    <style:style style:name="P64" style:family="paragraph" style:parent-style-name="Standard">
      <style:text-properties style:font-name="calibri,arial" style:text-underline-style="none" fo:font-weight="bold" officeooo:rsid="006e9c7b" officeooo:paragraph-rsid="006e9c7b" style:font-weight-asian="bold" style:font-weight-complex="bold"/>
    </style:style>
    <style:style style:name="P65" style:family="paragraph" style:parent-style-name="Standard">
      <style:text-properties style:font-name="calibri,arial" style:text-underline-style="none" fo:font-weight="bold" officeooo:rsid="006f3f7b" officeooo:paragraph-rsid="006f3f7b" style:font-weight-asian="bold" style:font-weight-complex="bold"/>
    </style:style>
    <style:style style:name="P66" style:family="paragraph" style:parent-style-name="Standard">
      <style:text-properties style:font-name="calibri,arial" style:rfc-language-tag="en-GB-oxendict" fo:language="en" fo:country="GB" style:text-underline-style="none" fo:font-weight="normal" officeooo:rsid="001c0561" officeooo:paragraph-rsid="001c0561" style:font-weight-asian="normal" style:font-weight-complex="normal"/>
    </style:style>
    <style:style style:name="P67" style:family="paragraph" style:parent-style-name="Standard">
      <style:text-properties style:text-position="0% 100%" style:font-name="calibri,arial" style:text-underline-style="none" fo:font-weight="normal" officeooo:rsid="002fd01e" officeooo:paragraph-rsid="002e7ccb" style:font-weight-asian="normal" style:font-weight-complex="normal"/>
    </style:style>
    <style:style style:name="P68" style:family="paragraph" style:parent-style-name="Standard">
      <style:text-properties style:text-position="0% 100%" style:font-name="calibri,arial" style:text-underline-style="none" fo:font-weight="normal" officeooo:rsid="002fd01e" officeooo:paragraph-rsid="002fd01e" style:font-weight-asian="normal" style:font-weight-complex="normal"/>
    </style:style>
    <style:style style:name="P69" style:family="paragraph" style:parent-style-name="Standard">
      <style:text-properties style:text-position="0% 100%" style:font-name="calibri,arial" style:text-underline-style="none" fo:font-weight="normal" officeooo:rsid="0030965e" officeooo:paragraph-rsid="0030965e" style:font-weight-asian="normal" style:font-weight-complex="normal"/>
    </style:style>
    <style:style style:name="P70" style:family="paragraph" style:parent-style-name="Standard">
      <style:text-properties style:text-position="0% 100%" style:font-name="calibri,arial" style:text-underline-style="none" fo:font-weight="normal" officeooo:rsid="0030ad6f" officeooo:paragraph-rsid="0030ad6f" style:font-weight-asian="normal" style:font-weight-complex="normal"/>
    </style:style>
    <style:style style:name="P71" style:family="paragraph" style:parent-style-name="Standard">
      <style:text-properties style:text-position="0% 100%" style:font-name="calibri,arial" style:text-underline-style="none" fo:font-weight="normal" officeooo:rsid="004ba1b6" officeooo:paragraph-rsid="004ba1b6" style:font-weight-asian="normal" style:font-weight-complex="normal"/>
    </style:style>
    <style:style style:name="P72" style:family="paragraph" style:parent-style-name="Standard">
      <style:text-properties style:text-position="0% 100%" style:font-name="calibri,arial" style:text-underline-style="none" fo:font-weight="normal" officeooo:rsid="0031843a" officeooo:paragraph-rsid="0031843a" style:font-weight-asian="normal" style:font-weight-complex="normal"/>
    </style:style>
    <style:style style:name="P73" style:family="paragraph" style:parent-style-name="Standard">
      <style:text-properties style:text-position="0% 100%" style:font-name="calibri,arial" style:text-underline-style="none" fo:font-weight="normal" officeooo:rsid="00318ef1" officeooo:paragraph-rsid="0031843a" style:font-weight-asian="normal" style:font-weight-complex="normal"/>
    </style:style>
    <style:style style:name="P74" style:family="paragraph" style:parent-style-name="Standard">
      <style:text-properties style:text-position="0% 100%" style:font-name="calibri,arial" style:text-underline-style="none" fo:font-weight="normal" officeooo:rsid="00318ef1" officeooo:paragraph-rsid="00318ef1" style:font-weight-asian="normal" style:font-weight-complex="normal"/>
    </style:style>
    <style:style style:name="P75" style:family="paragraph" style:parent-style-name="Standard">
      <style:text-properties style:text-position="0% 100%" style:font-name="calibri,arial" style:text-underline-style="none" fo:font-weight="normal" officeooo:rsid="00332506" officeooo:paragraph-rsid="00332506" style:font-weight-asian="normal" style:font-weight-complex="normal"/>
    </style:style>
    <style:style style:name="P76" style:family="paragraph" style:parent-style-name="Standard">
      <style:text-properties style:text-position="0% 100%" style:font-name="calibri,arial" style:text-underline-style="none" fo:font-weight="normal" officeooo:rsid="003eabaf" officeooo:paragraph-rsid="003eabaf" style:font-weight-asian="normal" style:font-weight-complex="normal"/>
    </style:style>
    <style:style style:name="P77" style:family="paragraph" style:parent-style-name="Standard">
      <style:text-properties style:text-position="0% 100%" style:font-name="calibri,arial" style:text-underline-style="none" fo:font-weight="normal" officeooo:rsid="004032d4" officeooo:paragraph-rsid="004032d4" style:font-weight-asian="normal" style:font-weight-complex="normal"/>
    </style:style>
    <style:style style:name="P78" style:family="paragraph" style:parent-style-name="Standard">
      <style:text-properties style:text-position="0% 100%" style:font-name="calibri,arial" style:text-underline-style="none" fo:font-weight="normal" officeooo:rsid="0041ed53" officeooo:paragraph-rsid="0041ed53" style:font-weight-asian="normal" style:font-weight-complex="normal"/>
    </style:style>
    <style:style style:name="P79" style:family="paragraph" style:parent-style-name="Standard">
      <style:text-properties style:text-position="0% 100%" style:font-name="calibri,arial" style:text-underline-style="none" fo:font-weight="normal" officeooo:rsid="0042cbb1" officeooo:paragraph-rsid="0042cbb1" style:font-weight-asian="normal" style:font-weight-complex="normal"/>
    </style:style>
    <style:style style:name="P80" style:family="paragraph" style:parent-style-name="Standard">
      <style:text-properties style:text-position="0% 100%" style:font-name="calibri,arial" style:text-underline-style="none" fo:font-weight="normal" officeooo:rsid="00435c60" officeooo:paragraph-rsid="00435c60" style:font-weight-asian="normal" style:font-weight-complex="normal"/>
    </style:style>
    <style:style style:name="P81" style:family="paragraph" style:parent-style-name="Standard">
      <style:text-properties style:text-position="0% 100%" style:font-name="calibri,arial" style:text-underline-style="none" fo:font-weight="normal" officeooo:rsid="0043f828" officeooo:paragraph-rsid="00435c60" style:font-weight-asian="normal" style:font-weight-complex="normal"/>
    </style:style>
    <style:style style:name="P82" style:family="paragraph" style:parent-style-name="Standard">
      <style:text-properties style:text-position="0% 100%" style:font-name="calibri,arial" style:text-underline-style="none" fo:font-weight="normal" officeooo:rsid="0045b61c" officeooo:paragraph-rsid="0045b61c" style:font-weight-asian="normal" style:font-weight-complex="normal"/>
    </style:style>
    <style:style style:name="P83" style:family="paragraph" style:parent-style-name="Standard">
      <style:text-properties style:text-position="0% 100%" style:font-name="calibri,arial" style:text-underline-style="none" fo:font-weight="normal" officeooo:rsid="0048c5b1" officeooo:paragraph-rsid="0045b61c" style:font-weight-asian="normal" style:font-weight-complex="normal"/>
    </style:style>
    <style:style style:name="P84" style:family="paragraph" style:parent-style-name="Standard">
      <style:text-properties style:text-position="0% 100%" style:font-name="calibri,arial" style:text-underline-style="none" fo:font-weight="normal" officeooo:rsid="004a151b" officeooo:paragraph-rsid="004a151b" style:font-weight-asian="normal" style:font-weight-complex="normal"/>
    </style:style>
    <style:style style:name="P85" style:family="paragraph" style:parent-style-name="Standard">
      <style:text-properties style:text-position="0% 100%" style:font-name="calibri,arial" style:text-underline-style="none" fo:font-weight="normal" officeooo:rsid="004c4fff" officeooo:paragraph-rsid="004c4fff" style:font-weight-asian="normal" style:font-weight-complex="normal"/>
    </style:style>
    <style:style style:name="P86" style:family="paragraph" style:parent-style-name="Standard">
      <style:text-properties style:text-position="0% 100%" style:font-name="calibri,arial" style:text-underline-style="none" fo:font-weight="normal" officeooo:rsid="0050fe7a" officeooo:paragraph-rsid="0050fe7a" style:font-weight-asian="normal" style:font-weight-complex="normal"/>
    </style:style>
    <style:style style:name="P87" style:family="paragraph" style:parent-style-name="Standard">
      <style:text-properties style:text-position="0% 100%" style:font-name="calibri,arial" style:text-underline-style="none" fo:font-weight="normal" officeooo:rsid="004fc62c" officeooo:paragraph-rsid="004fc62c" style:font-weight-asian="normal" style:font-weight-complex="normal"/>
    </style:style>
    <style:style style:name="P88" style:family="paragraph" style:parent-style-name="Standard">
      <style:text-properties style:text-position="0% 100%" style:font-name="calibri,arial" style:text-underline-style="none" fo:font-weight="normal" officeooo:rsid="005185fd" officeooo:paragraph-rsid="005185fd" style:font-weight-asian="normal" style:font-weight-complex="normal"/>
    </style:style>
    <style:style style:name="P89" style:family="paragraph" style:parent-style-name="Standard">
      <style:text-properties style:text-position="0% 100%" style:font-name="calibri,arial" style:text-underline-style="none" fo:font-weight="normal" officeooo:rsid="0054c628" officeooo:paragraph-rsid="0054c628" style:font-weight-asian="normal" style:font-weight-complex="normal"/>
    </style:style>
    <style:style style:name="P90" style:family="paragraph" style:parent-style-name="Standard">
      <style:text-properties style:text-position="0% 100%" style:font-name="calibri,arial" style:text-underline-style="none" fo:font-weight="normal" officeooo:rsid="00554931" officeooo:paragraph-rsid="00554931" style:font-weight-asian="normal" style:font-weight-complex="normal"/>
    </style:style>
    <style:style style:name="P91" style:family="paragraph" style:parent-style-name="Standard">
      <style:text-properties style:text-position="0% 100%" style:font-name="calibri,arial" style:text-underline-style="none" fo:font-weight="normal" officeooo:rsid="005a0f02" officeooo:paragraph-rsid="005a0f02" style:font-weight-asian="normal" style:font-weight-complex="normal"/>
    </style:style>
    <style:style style:name="P92" style:family="paragraph" style:parent-style-name="Standard">
      <style:text-properties style:text-position="0% 100%" style:font-name="calibri,arial" style:text-underline-style="none" fo:font-weight="normal" officeooo:rsid="005cbc39" officeooo:paragraph-rsid="005cbc39" style:font-weight-asian="normal" style:font-weight-complex="normal"/>
    </style:style>
    <style:style style:name="P93" style:family="paragraph" style:parent-style-name="Standard">
      <style:text-properties style:text-position="0% 100%" style:font-name="calibri,arial" style:text-underline-style="none" fo:font-weight="normal" officeooo:rsid="0056f971" officeooo:paragraph-rsid="0056f971" style:font-weight-asian="normal" style:font-weight-complex="normal"/>
    </style:style>
    <style:style style:name="P94" style:family="paragraph" style:parent-style-name="Standard">
      <style:text-properties style:text-position="0% 100%" style:font-name="calibri,arial" style:text-underline-style="none" fo:font-weight="normal" officeooo:rsid="00583dac" officeooo:paragraph-rsid="00583dac" style:font-weight-asian="normal" style:font-weight-complex="normal"/>
    </style:style>
    <style:style style:name="P95" style:family="paragraph" style:parent-style-name="Standard">
      <style:text-properties style:text-position="0% 100%" style:font-name="calibri,arial" style:text-underline-style="none" fo:font-weight="normal" officeooo:rsid="005bc9cb" officeooo:paragraph-rsid="005bc9cb" style:font-weight-asian="normal" style:font-weight-complex="normal"/>
    </style:style>
    <style:style style:name="P96" style:family="paragraph" style:parent-style-name="Standard">
      <style:text-properties style:text-position="0% 100%" style:font-name="calibri,arial" style:text-underline-style="none" fo:font-weight="normal" officeooo:rsid="005c967a" officeooo:paragraph-rsid="005c967a" style:font-weight-asian="normal" style:font-weight-complex="normal"/>
    </style:style>
    <style:style style:name="P97" style:family="paragraph" style:parent-style-name="Standard">
      <style:text-properties style:text-position="0% 100%" style:font-name="calibri,arial" style:text-underline-style="none" fo:font-weight="bold" officeooo:rsid="004c4fff" officeooo:paragraph-rsid="004c4fff" style:font-weight-asian="bold" style:font-weight-complex="bold"/>
    </style:style>
    <style:style style:name="P98" style:family="paragraph" style:parent-style-name="Standard">
      <style:text-properties style:text-position="0% 100%" style:font-name="calibri,arial" style:text-underline-style="none" fo:font-weight="bold" officeooo:rsid="0035d717" officeooo:paragraph-rsid="0035d717" style:font-weight-asian="bold" style:font-weight-complex="bold"/>
    </style:style>
    <style:style style:name="P99" style:family="paragraph" style:parent-style-name="Standard">
      <style:text-properties style:text-position="0% 100%" style:font-name="calibri,arial" style:text-underline-style="none" fo:font-weight="bold" officeooo:rsid="0042cbb1" officeooo:paragraph-rsid="0042cbb1" style:font-weight-asian="bold" style:font-weight-complex="bold"/>
    </style:style>
    <style:style style:name="P100" style:family="paragraph" style:parent-style-name="Standard">
      <style:text-properties style:text-position="0% 100%" style:font-name="calibri,arial" style:text-underline-style="none" fo:font-weight="bold" officeooo:rsid="0056f971" officeooo:paragraph-rsid="0056f971" style:font-weight-asian="bold" style:font-weight-complex="bold"/>
    </style:style>
    <style:style style:name="P101" style:family="paragraph" style:parent-style-name="Standard">
      <style:text-properties style:text-position="0% 100%" style:font-name="calibri,arial" style:text-underline-style="none" fo:font-weight="bold" officeooo:rsid="005a0f02" officeooo:paragraph-rsid="005a0f02" style:font-weight-asian="bold" style:font-weight-complex="bold"/>
    </style:style>
    <style:style style:name="P102" style:family="paragraph" style:parent-style-name="Standard">
      <style:text-properties style:text-position="0% 100%" style:font-name="calibri,arial" style:text-underline-style="none" fo:font-weight="bold" officeooo:rsid="005bc9cb" officeooo:paragraph-rsid="005bc9cb" style:font-weight-asian="bold" style:font-weight-complex="bold"/>
    </style:style>
    <style:style style:name="P103" style:family="paragraph" style:parent-style-name="Standard">
      <style:text-properties style:text-position="0% 100%" style:font-name="calibri,arial" style:text-underline-style="none" fo:font-weight="bold" officeooo:rsid="005c967a" officeooo:paragraph-rsid="005c967a" style:font-weight-asian="bold" style:font-weight-complex="bold"/>
    </style:style>
    <style:style style:name="P104" style:family="paragraph" style:parent-style-name="Standard">
      <style:text-properties style:text-position="0% 100%" style:font-name="calibri,arial" style:text-underline-style="none" fo:font-weight="bold" officeooo:rsid="00617cef" officeooo:paragraph-rsid="00617cef" style:font-weight-asian="bold" style:font-weight-complex="bold"/>
    </style:style>
    <style:style style:name="P105" style:family="paragraph" style:parent-style-name="Standard">
      <style:text-properties style:text-position="0% 100%" style:font-name="calibri,arial" style:text-underline-style="none" fo:font-weight="bold" officeooo:rsid="00632696" officeooo:paragraph-rsid="00632696" style:font-weight-asian="bold" style:font-weight-complex="bold"/>
    </style:style>
    <style:style style:name="P106" style:family="paragraph" style:parent-style-name="Standard">
      <style:text-properties style:text-position="0% 100%" style:font-name="calibri,arial" style:text-underline-style="none" fo:font-weight="bold" officeooo:rsid="0063a937" officeooo:paragraph-rsid="0063a937" style:font-weight-asian="bold" style:font-weight-complex="bold"/>
    </style:style>
    <style:style style:name="P107" style:family="paragraph" style:parent-style-name="Standard">
      <style:text-properties style:text-position="0% 100%" style:font-name="calibri,arial" style:text-underline-style="none" fo:font-weight="bold" officeooo:rsid="0064532a" officeooo:paragraph-rsid="0064532a" style:font-weight-asian="bold" style:font-weight-complex="bold"/>
    </style:style>
    <style:style style:name="P108" style:family="paragraph" style:parent-style-name="Standard">
      <style:text-properties style:text-position="0% 100%" style:font-name="calibri,arial" style:text-underline-style="none" fo:font-weight="bold" officeooo:rsid="00657af3" officeooo:paragraph-rsid="00657af3" style:font-weight-asian="bold" style:font-weight-complex="bold"/>
    </style:style>
    <style:style style:name="P109" style:family="paragraph" style:parent-style-name="Standard">
      <style:text-properties fo:color="#3465a4" style:font-name="calibri,arial" style:text-underline-style="none" fo:font-weight="normal" officeooo:rsid="0045b61c" officeooo:paragraph-rsid="0045b61c" style:font-weight-asian="normal" style:font-weight-complex="normal"/>
    </style:style>
    <style:style style:name="P110" style:family="paragraph" style:parent-style-name="Standard">
      <style:text-properties fo:color="#3465a4" style:font-name="calibri,arial" style:text-underline-style="none" fo:font-weight="normal" officeooo:rsid="0045b61c" officeooo:paragraph-rsid="004a151b" style:font-weight-asian="normal" style:font-weight-complex="normal"/>
    </style:style>
    <style:style style:name="P111" style:family="paragraph" style:parent-style-name="Standard">
      <style:text-properties fo:color="#3465a4" style:text-position="0% 100%" style:font-name="calibri,arial" style:text-underline-style="none" fo:font-weight="normal" officeooo:rsid="0054c628" officeooo:paragraph-rsid="0054c628" style:font-weight-asian="normal" style:font-weight-complex="normal"/>
    </style:style>
    <style:style style:name="P112" style:family="paragraph" style:parent-style-name="Standard">
      <style:text-properties style:text-position="sub 58%" style:font-name="calibri,arial" style:text-underline-style="none" fo:font-weight="normal" officeooo:rsid="0045b61c" officeooo:paragraph-rsid="0045b61c" style:font-weight-asian="normal" style:font-weight-complex="normal"/>
    </style:style>
    <style:style style:name="P113" style:family="paragraph" style:parent-style-name="Standard">
      <style:text-properties style:font-name="calibri,arial" style:text-underline-style="none" fo:font-weight="normal" officeooo:rsid="005fdf0f" officeooo:paragraph-rsid="005fdf0f" style:font-weight-asian="normal" style:font-weight-complex="normal"/>
    </style:style>
    <style:style style:name="P114" style:family="paragraph" style:parent-style-name="Standard">
      <style:text-properties style:font-name="calibri,arial" style:text-underline-style="none" fo:font-weight="normal" officeooo:rsid="005ff91a" officeooo:paragraph-rsid="005ff91a" style:font-weight-asian="normal" style:font-weight-complex="normal"/>
    </style:style>
    <style:style style:name="P115" style:family="paragraph" style:parent-style-name="Standard">
      <style:text-properties style:font-name="calibri,arial" style:text-underline-style="none" fo:font-weight="normal" officeooo:rsid="007b3ad6" officeooo:paragraph-rsid="007b3ad6" style:font-weight-asian="normal" style:font-weight-complex="normal"/>
    </style:style>
    <style:style style:name="P116" style:family="paragraph" style:parent-style-name="Standard">
      <style:text-properties style:font-name="calibri,arial" style:text-underline-style="none" fo:font-weight="normal" officeooo:rsid="007bc3a9" officeooo:paragraph-rsid="007bc3a9" style:font-weight-asian="normal" style:font-weight-complex="normal"/>
    </style:style>
    <style:style style:name="P117" style:family="paragraph" style:parent-style-name="Standard">
      <style:text-properties style:font-name="calibri,arial" style:text-underline-style="none" fo:font-weight="normal" officeooo:rsid="007c5506" officeooo:paragraph-rsid="007c5506" style:font-weight-asian="normal" style:font-weight-complex="normal"/>
    </style:style>
    <style:style style:name="P118" style:family="paragraph" style:parent-style-name="Standard">
      <style:text-properties style:font-name="calibri,arial" style:text-underline-style="none" fo:font-weight="normal" officeooo:rsid="007da072" officeooo:paragraph-rsid="007da072" style:font-weight-asian="normal" style:font-weight-complex="normal"/>
    </style:style>
    <style:style style:name="P119" style:family="paragraph" style:parent-style-name="Standard">
      <style:text-properties style:font-name="calibri,arial" style:text-underline-style="none" fo:font-weight="normal" officeooo:rsid="007f204e" officeooo:paragraph-rsid="007f204e" style:font-weight-asian="normal" style:font-weight-complex="normal"/>
    </style:style>
    <style:style style:name="P120" style:family="paragraph" style:parent-style-name="Standard">
      <style:text-properties style:font-name="calibri,arial" style:text-underline-style="none" fo:font-weight="normal" officeooo:rsid="007f5df4" officeooo:paragraph-rsid="007f5df4" style:font-weight-asian="normal" style:font-weight-complex="normal"/>
    </style:style>
    <style:style style:name="P121" style:family="paragraph" style:parent-style-name="Standard">
      <style:text-properties style:font-name="calibri,arial" style:text-underline-style="solid" style:text-underline-width="auto" style:text-underline-color="font-color" fo:font-weight="normal" officeooo:rsid="001aee45" officeooo:paragraph-rsid="001aee45" style:font-weight-asian="normal" style:font-weight-complex="normal"/>
    </style:style>
    <style:style style:name="P122" style:family="paragraph" style:parent-style-name="Standard">
      <style:text-properties style:text-position="0% 100%" style:font-name="calibri,arial" style:text-underline-style="none" fo:font-weight="normal" officeooo:rsid="005ff91a" officeooo:paragraph-rsid="005ff91a" style:font-weight-asian="normal" style:font-weight-complex="normal"/>
    </style:style>
    <style:style style:name="P123" style:family="paragraph" style:parent-style-name="Standard">
      <style:text-properties style:text-position="0% 100%" style:font-name="calibri,arial" style:text-underline-style="none" fo:font-weight="normal" officeooo:rsid="0060f7dd" officeooo:paragraph-rsid="0060f7dd" style:font-weight-asian="normal" style:font-weight-complex="normal"/>
    </style:style>
    <style:style style:name="P124" style:family="paragraph" style:parent-style-name="Standard">
      <style:text-properties style:text-position="0% 100%" style:font-name="calibri,arial" style:text-underline-style="none" fo:font-weight="normal" officeooo:rsid="00611835" officeooo:paragraph-rsid="00611835" style:font-weight-asian="normal" style:font-weight-complex="normal"/>
    </style:style>
    <style:style style:name="P125" style:family="paragraph" style:parent-style-name="Standard">
      <style:text-properties style:text-position="0% 100%" style:font-name="calibri,arial" style:text-underline-style="none" fo:font-weight="normal" officeooo:rsid="00617cef" officeooo:paragraph-rsid="00617cef" style:font-weight-asian="normal" style:font-weight-complex="normal"/>
    </style:style>
    <style:style style:name="P126" style:family="paragraph" style:parent-style-name="Standard">
      <style:text-properties style:text-position="0% 100%" style:font-name="calibri,arial" style:text-underline-style="none" fo:font-weight="normal" officeooo:rsid="00632696" officeooo:paragraph-rsid="00632696" style:font-weight-asian="normal" style:font-weight-complex="normal"/>
    </style:style>
    <style:style style:name="P127" style:family="paragraph" style:parent-style-name="Standard">
      <style:text-properties style:text-position="0% 100%" style:font-name="calibri,arial" style:text-underline-style="none" fo:font-weight="normal" officeooo:rsid="0063a937" officeooo:paragraph-rsid="0063a937" style:font-weight-asian="normal" style:font-weight-complex="normal"/>
    </style:style>
    <style:style style:name="P128" style:family="paragraph" style:parent-style-name="Standard">
      <style:text-properties style:text-position="0% 100%" style:font-name="calibri,arial" style:text-underline-style="none" fo:font-weight="normal" officeooo:rsid="0064532a" officeooo:paragraph-rsid="0064532a" style:font-weight-asian="normal" style:font-weight-complex="normal"/>
    </style:style>
    <style:style style:name="P129" style:family="paragraph" style:parent-style-name="Standard">
      <style:text-properties style:text-position="0% 100%" style:font-name="calibri,arial" style:text-underline-style="none" fo:font-weight="normal" officeooo:rsid="0068eb50" officeooo:paragraph-rsid="0068eb50" style:font-weight-asian="normal" style:font-weight-complex="normal"/>
    </style:style>
    <style:style style:name="P130" style:family="paragraph" style:parent-style-name="Standard">
      <style:text-properties style:text-position="0% 100%" style:font-name="calibri,arial" style:text-underline-style="none" fo:font-weight="normal" officeooo:rsid="0069485e" officeooo:paragraph-rsid="0069485e" style:font-weight-asian="normal" style:font-weight-complex="normal"/>
    </style:style>
    <style:style style:name="P131" style:family="paragraph" style:parent-style-name="Standard">
      <style:text-properties style:text-position="0% 100%" style:font-name="calibri,arial" style:text-underline-style="none" fo:font-weight="normal" officeooo:rsid="006e9c7b" officeooo:paragraph-rsid="006e9c7b" style:font-weight-asian="normal" style:font-weight-complex="normal"/>
    </style:style>
    <style:style style:name="P132" style:family="paragraph" style:parent-style-name="Standard">
      <style:text-properties style:text-position="0% 100%" style:font-name="calibri,arial" style:text-underline-style="none" fo:font-weight="normal" officeooo:rsid="006f3f7b" officeooo:paragraph-rsid="006f3f7b" style:font-weight-asian="normal" style:font-weight-complex="normal"/>
    </style:style>
    <style:style style:name="P133" style:family="paragraph" style:parent-style-name="Standard">
      <style:text-properties style:text-position="0% 100%" style:font-name="calibri,arial" style:text-underline-style="none" fo:font-weight="normal" officeooo:rsid="00709d88" officeooo:paragraph-rsid="006f3f7b" style:font-weight-asian="normal" style:font-weight-complex="normal"/>
    </style:style>
    <style:style style:name="P134" style:family="paragraph" style:parent-style-name="Standard">
      <style:text-properties style:text-position="0% 100%" style:font-name="calibri,arial" style:text-underline-style="none" fo:font-weight="normal" officeooo:rsid="0072ca28" officeooo:paragraph-rsid="007484bb" style:font-weight-asian="normal" style:font-weight-complex="normal"/>
    </style:style>
    <style:style style:name="P135" style:family="paragraph" style:parent-style-name="Standard">
      <style:text-properties style:text-position="0% 100%" style:font-name="calibri,arial" style:text-underline-style="none" fo:font-weight="normal" officeooo:rsid="00760bd2" officeooo:paragraph-rsid="00760bd2" style:font-weight-asian="normal" style:font-weight-complex="normal"/>
    </style:style>
    <style:style style:name="P136" style:family="paragraph" style:parent-style-name="Standard">
      <style:text-properties style:text-position="0% 100%" style:font-name="calibri,arial" style:text-underline-style="none" fo:font-weight="normal" officeooo:rsid="0078c2c6" officeooo:paragraph-rsid="0078c2c6" style:font-weight-asian="normal" style:font-weight-complex="normal"/>
    </style:style>
    <style:style style:name="P137" style:family="paragraph" style:parent-style-name="Standard">
      <style:text-properties style:text-position="0% 100%" style:font-name="calibri,arial" style:text-underline-style="none" fo:font-weight="bold" officeooo:rsid="006b4098" officeooo:paragraph-rsid="006b4098" style:font-weight-asian="bold" style:font-weight-complex="bold"/>
    </style:style>
    <style:style style:name="T1" style:family="text">
      <style:text-properties officeooo:rsid="001d051e"/>
    </style:style>
    <style:style style:name="T2" style:family="text">
      <style:text-properties officeooo:rsid="001eb89b"/>
    </style:style>
    <style:style style:name="T3" style:family="text">
      <style:text-properties officeooo:rsid="00221cf0"/>
    </style:style>
    <style:style style:name="T4" style:family="text">
      <style:text-properties officeooo:rsid="00225142"/>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5a2ec" style:font-weight-asian="normal" style:font-weight-complex="normal"/>
    </style:style>
    <style:style style:name="T8" style:family="text">
      <style:text-properties fo:font-weight="normal" officeooo:rsid="002884e6" style:font-weight-asian="normal" style:font-weight-complex="normal"/>
    </style:style>
    <style:style style:name="T9" style:family="text">
      <style:text-properties fo:font-weight="normal" officeooo:rsid="005a3a11" style:font-weight-asian="normal" style:font-weight-complex="normal"/>
    </style:style>
    <style:style style:name="T10" style:family="text">
      <style:text-properties fo:font-weight="normal" officeooo:rsid="004c4fff" style:font-weight-asian="normal" style:font-weight-complex="normal"/>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2d4378" style:font-weight-asian="normal" style:font-weight-complex="normal"/>
    </style:style>
    <style:style style:name="T13" style:family="text">
      <style:text-properties style:text-position="sub 58%"/>
    </style:style>
    <style:style style:name="T14" style:family="text">
      <style:text-properties style:text-position="sub 58%" style:text-underline-style="none" fo:font-weight="normal" style:font-weight-asian="normal" style:font-weight-complex="normal"/>
    </style:style>
    <style:style style:name="T15" style:family="text">
      <style:text-properties style:text-position="sub 58%" officeooo:rsid="0045b61c"/>
    </style:style>
    <style:style style:name="T16" style:family="text">
      <style:text-properties style:text-position="sub 58%" fo:font-weight="normal" style:font-weight-asian="normal" style:font-weight-complex="normal"/>
    </style:style>
    <style:style style:name="T17" style:family="text">
      <style:text-properties style:text-position="sub 58%" fo:font-weight="normal" officeooo:rsid="004ba1b6" style:font-weight-asian="normal" style:font-weight-complex="normal"/>
    </style:style>
    <style:style style:name="T18" style:family="text">
      <style:text-properties style:text-position="sub 58%" fo:font-weight="bold" style:font-weight-asian="bold" style:font-weight-complex="bold"/>
    </style:style>
    <style:style style:name="T19" style:family="text">
      <style:text-properties style:text-position="0% 100%"/>
    </style:style>
    <style:style style:name="T20" style:family="text">
      <style:text-properties style:text-position="0% 100%" style:text-underline-style="none" fo:font-weight="normal" style:font-weight-asian="normal" style:font-weight-complex="normal"/>
    </style:style>
    <style:style style:name="T21" style:family="text">
      <style:text-properties style:text-position="0% 100%" style:text-underline-style="none" fo:font-weight="normal" officeooo:rsid="002fd01e" style:font-weight-asian="normal" style:font-weight-complex="normal"/>
    </style:style>
    <style:style style:name="T22" style:family="text">
      <style:text-properties style:text-position="0% 100%" officeooo:rsid="00332506"/>
    </style:style>
    <style:style style:name="T23" style:family="text">
      <style:text-properties style:text-position="0% 100%" officeooo:rsid="00393413"/>
    </style:style>
    <style:style style:name="T24" style:family="text">
      <style:text-properties style:text-position="0% 100%" officeooo:rsid="0043f828"/>
    </style:style>
    <style:style style:name="T25" style:family="text">
      <style:text-properties style:text-position="0% 100%" officeooo:rsid="0044d441"/>
    </style:style>
    <style:style style:name="T26" style:family="text">
      <style:text-properties style:text-position="0% 100%" officeooo:rsid="0045b61c"/>
    </style:style>
    <style:style style:name="T27" style:family="text">
      <style:text-properties style:text-position="0% 100%" fo:font-weight="bold" style:font-weight-asian="bold" style:font-weight-complex="bold"/>
    </style:style>
    <style:style style:name="T28" style:family="text">
      <style:text-properties style:text-position="0% 100%" fo:font-weight="bold" officeooo:rsid="004a151b" style:font-weight-asian="bold" style:font-weight-complex="bold"/>
    </style:style>
    <style:style style:name="T29" style:family="text">
      <style:text-properties style:text-position="0% 100%" officeooo:rsid="004752a3"/>
    </style:style>
    <style:style style:name="T30" style:family="text">
      <style:text-properties style:text-position="0% 100%" officeooo:rsid="0048c5b1"/>
    </style:style>
    <style:style style:name="T31" style:family="text">
      <style:text-properties style:text-position="0% 100%" fo:font-weight="normal" style:font-weight-asian="normal" style:font-weight-complex="normal"/>
    </style:style>
    <style:style style:name="T32" style:family="text">
      <style:text-properties style:text-position="0% 100%" fo:font-weight="normal" officeooo:rsid="004ba1b6" style:font-weight-asian="normal" style:font-weight-complex="normal"/>
    </style:style>
    <style:style style:name="T33" style:family="text">
      <style:text-properties style:text-position="0% 100%" fo:font-weight="normal" officeooo:rsid="00617cef" style:font-weight-asian="normal" style:font-weight-complex="normal"/>
    </style:style>
    <style:style style:name="T34" style:family="text">
      <style:text-properties style:text-position="0% 100%" fo:font-weight="normal" officeooo:rsid="004c4fff" style:font-weight-asian="normal" style:font-weight-complex="normal"/>
    </style:style>
    <style:style style:name="T35" style:family="text">
      <style:text-properties style:text-position="0% 100%" fo:font-weight="normal" officeooo:rsid="006e9c7b" style:font-weight-asian="normal" style:font-weight-complex="normal"/>
    </style:style>
    <style:style style:name="T36" style:family="text">
      <style:text-properties style:text-position="0% 100%" officeooo:rsid="004c4fff"/>
    </style:style>
    <style:style style:name="T37" style:family="text">
      <style:text-properties style:text-position="0% 100%" officeooo:rsid="00709d88"/>
    </style:style>
    <style:style style:name="T38" style:family="text">
      <style:text-properties style:text-position="0% 100%" officeooo:rsid="007484bb"/>
    </style:style>
    <style:style style:name="T39" style:family="text">
      <style:text-properties style:text-position="0% 100%" style:font-name="cmsy10" officeooo:rsid="007484bb"/>
    </style:style>
    <style:style style:name="T40" style:family="text">
      <style:text-properties style:text-position="super 58%"/>
    </style:style>
    <style:style style:name="T41" style:family="text">
      <style:text-properties style:text-position="super 58%" fo:font-weight="normal" style:font-weight-asian="normal" style:font-weight-complex="normal"/>
    </style:style>
    <style:style style:name="T42" style:family="text">
      <style:text-properties style:text-position="super 58%" fo:font-weight="normal" officeooo:rsid="004c4fff"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gents</text:p>
      <text:p text:style-name="P1">Slide Set 1</text:p>
      <text:p text:style-name="P6">Agents: Perceives its environment through sensors. Acts upon the env through actuators</text:p>
      <text:p text:style-name="P6">E.g. human has eyes, ears, etc. Has hands, legs etc as actuators</text:p>
      <text:p text:style-name="P6">Software agent has keystrokes, file contents. Can act by writing files</text:p>
      <text:p text:style-name="P6">Robotic agent has cameras etc., uses various motors</text:p>
      <text:p text:style-name="P66"/>
      <text:p text:style-name="P7">Situated within task environments. <text:span text:style-name="T1">Must be specified during design using PEAS</text:span></text:p>
      <text:p text:style-name="P8">Performance measure: Criteria to measure success of agent’s behaviour</text:p>
      <text:p text:style-name="P8">Environment: External environment that the agent inhabits</text:p>
      <text:p text:style-name="P8">Actuators: The means by which it acts within the env.</text:p>
      <text:p text:style-name="P8">Sensors: The means by which it senses the env</text:p>
      <text:p text:style-name="P8"/>
      <text:p text:style-name="P8">E.g. taxi driver. PM: Getting to the destination safely, legally, comfortably, quickly. Env: Roads, pedestrians, traffic. Actu: Brakes, steering, acceleration, indicating, display. Sensors: Camera, GPS, sonar, keyboard, speedometer, engine sensors</text:p>
      <text:p text:style-name="P8"/>
      <text:p text:style-name="P8">E.g. for medical diagnosis. PM: Health check, cost of treatments. Env: Patient’s symptoms, staff, hospital. Actuators: Display questions, tests, treatment, diagnoses. Sensors: Keyboard of symptoms, responses to questions &amp; findings</text:p>
      <text:p text:style-name="P8"/>
      <text:p text:style-name="P9"><text:span text:style-name="T5">Task environment properties</text:span>: fully/partially observable, deterministic/stochastic, episodic/sequential, static/dynamic, discrete/continous</text:p>
      <text:p text:style-name="P9"/>
      <text:p text:style-name="P9">Fully observable: Can fully obtain complete, up-to-date info about the current state. More convenient as no internal state needs to be maintained, including memory, to keep track. E.g. crossword puzzle, chess</text:p>
      <text:p text:style-name="P9">Partially observable examples: Driving a car, playing football, poker <text:span text:style-name="T2">(don’t know other cards)</text:span></text:p>
      <text:p text:style-name="P9"/>
      <text:p text:style-name="P10">Deterministic: <text:span text:style-name="T3">Any action has one guaranteed effect – no uncertainty about the state resulting from an action. E.g. crossword, chess</text:span></text:p>
      <text:p text:style-name="P11">Strategic: If the env. Is deterministic except for actions of the other agents</text:p>
      <text:p text:style-name="P11">Schotastic: Resulting state is not guaranteed. E.g. poker, medical diagnosis, driving a car (physical world)</text:p>
      <text:p text:style-name="P11"/>
      <text:p text:style-name="P11">Episodic: <text:span text:style-name="T4">Performance is dependent on discrete episodes, with no link between the performance in the other episodes. Can decide an action to perform without reasoning about interactions between an episode and any future ones. E.g. mail sortingg, defect detection</text:span></text:p>
      <text:p text:style-name="P11"/>
      <text:p text:style-name="P12">Sequential: The episodes are linked. A current decision may affect any/all future decisions. E.g. car, crossword puzzle</text:p>
      <text:p text:style-name="P12"/>
      <text:p text:style-name="P12">Static: Remains unchanged while agent is deliberating. Env doesn’t have to be observed during deliberation, or worry about time elapsing. E.g. crossword, poker, backgammon</text:p>
      <text:p text:style-name="P12"/>
      <text:p text:style-name="P12">Dynamic: Other processes are operating, so the state changes while agent is deliberating. E.g. medical diag, phsyical world</text:p>
      <text:p text:style-name="P12"/>
      <text:p text:style-name="P12"><text:soft-page-break/>Discrete: Has a fixed, finite number of distinct states. Distinction applies to env state, manner of time handling, perceptions and actions of the agent. E.g. crossword, chess</text:p>
      <text:p text:style-name="P12"/>
      <text:p text:style-name="P12">Continous: More challenging. E.g. car, medical diag</text:p>
      <text:p text:style-name="P12"/>
      <text:p text:style-name="P46">Agent properties</text:p>
      <text:p text:style-name="P15"/>
      <text:p text:style-name="P15">Agents classified by how percepts are mapped to the actions. Basic types of agents include: simple reflex, model-based reflex, goal-based, utility-based, learning</text:p>
      <text:p text:style-name="P15"/>
      <text:p text:style-name="P15">Simple reflex: Select actions based on current percept, doesn’t consider percept history. Implemented with conditionals (if… then… ). Simple to implement, limited intelligence</text:p>
      <text:p text:style-name="P15"/>
      <text:p text:style-name="P47"><text:span text:style-name="T6">Model-based reflex: </text:span><text:span text:style-name="T7">Maintain internal state (e.g. memory) that depends on percept history. Current percept is combined with previous internal state to update current state’s description. Used to deal with partial observability. Has knowledge about ‘how the world works’ - changes (in)/dependent from agent’s actions</text:span></text:p>
      <text:p text:style-name="P16"/>
      <text:p text:style-name="P48"><text:span text:style-name="T7">G</text:span><text:span text:style-name="T6">oal-based: </text:span><text:span text:style-name="T8">Select appropriate actions to achieve a desirable (goal) state. Knowledge of current state doesn’t guarantee knowing the correct action to execute. Can become complicated when long sequences of actions are required to achieve goal. May require search and planning.</text:span></text:p>
      <text:p text:style-name="P12"/>
      <text:p text:style-name="P13">Utility-based: Uses a utility function to compare distinct states’ desirability. Maps each state/sequence of states onto a number – degree of usefulness to the agent. Maximises the value of the utility function. Tradeoffs may be needed if goals conflict (are equally desirable). </text:p>
      <text:p text:style-name="P12"/>
      <text:p text:style-name="P14">Learning: Improve action choice process by evaluating previous experience. Performance element derives more ideal action selection procedure from previous agent models – has been informed. Performance standard defines what is a good outcome of an action – provides feedback that will be used for future evaluation. Problem generator supplies problems that should be considered to learn from.</text:p>
      <text:p text:style-name="P1"/>
      <text:p text:style-name="P2">Search</text:p>
      <text:p text:style-name="P1">Slide Set 1</text:p>
      <text:p text:style-name="P49">Introduction</text:p>
      <text:p text:style-name="P3"><text:span text:style-name="T11">A goal-based agent has to decide the order to execute actions so that a goal state is achieved. </text:span><text:span text:style-name="T12">A sequence of actions has to be computed that is as optimum as possible (e.g. not time-intensive, doesn’t use much memory/resources). </text:span></text:p>
      <text:p text:style-name="P17"/>
      <text:p text:style-name="P18">Problem formulation: Describe goal, relevant states of the world (environment), possible actions, optimality criterion. </text:p>
      <text:p text:style-name="P18">Search: Looking for a sequence of actions – leads to goal state, is optimal. </text:p>
      <text:p text:style-name="P18"/>
      <text:p text:style-name="P50">Problem Formulation</text:p>
      <text:p text:style-name="P19">Determine set S of possible states</text:p>
      <text:p text:style-name="P4"><text:span text:style-name="T11">Problem given by: set S, start state (S</text:span><text:span text:style-name="T14">start</text:span><text:span text:style-name="T20">), </text:span><text:span text:style-name="T21">set of </text:span><text:span text:style-name="T20">goal state</text:span><text:span text:style-name="T21">s</text:span><text:span text:style-name="T20"> (S</text:span><text:span text:style-name="T14">goal</text:span><text:span text:style-name="T20">), </text:span><text:span text:style-name="T21">set A of possible actions that take agent from one S state to another, cost function for stating expense of each action.</text:span></text:p>
      <text:p text:style-name="P67"/>
      <text:p text:style-name="P68"><text:soft-page-break/>Actions do not get names – instead list all the states that are reachable from the current state through only one action.</text:p>
      <text:p text:style-name="P68"/>
      <text:p text:style-name="P69">If all actions are equally expensive, assume cost(a) = 1 for all actions a</text:p>
      <text:p text:style-name="P69"/>
      <text:p text:style-name="P5"><text:span text:style-name="T20">Solution is a sequence [ ] of actions that when performed in S</text:span><text:span text:style-name="T14">start</text:span><text:span text:style-name="T20">, the agent reaches S</text:span><text:span text:style-name="T14">goal</text:span><text:span text:style-name="T20">. </text:span></text:p>
      <text:p text:style-name="P70">Optimal solution if no less expensive one possible.</text:p>
      <text:p text:style-name="P1"/>
      <text:p text:style-name="P20">Actions are abstracted into arrows </text:p>
      <text:p text:style-name="P20">From a current state to all successor states</text:p>
      <text:p text:style-name="P20">Use s’ to indicate a predecessor of state s</text:p>
      <text:p text:style-name="P20"/>
      <text:p text:style-name="P20">State space is abstracted</text:p>
      <text:p text:style-name="P20">Abstract state: set of real states</text:p>
      <text:p text:style-name="P20">Abstract action: complex combination of real actions (e.g. travel: rests, traffic, routes, detours)</text:p>
      <text:p text:style-name="P20">Guaranteed realisability: any real state “in Arad” gets to real state “in Zerind”</text:p>
      <text:p text:style-name="P20">Abstract solution: Set of real paths that are solutions in real world</text:p>
      <text:p text:style-name="P20">State space (total number of states) is exponential</text:p>
      <text:p text:style-name="P20">Therefore can’t store whole graph explicitly – remains imaginary</text:p>
      <text:p text:style-name="P20"/>
      <text:p text:style-name="P51">Assume these are given </text:p>
      <text:p text:style-name="P21">Start state S<text:span text:style-name="T13">start</text:span><text:span text:style-name="T19"> </text:span></text:p>
      <text:p text:style-name="P21"><text:span text:style-name="T19">Description of actions: if in state s, then states s</text:span><text:span text:style-name="T13">1</text:span><text:span text:style-name="T19">, …, s</text:span><text:span text:style-name="T13">n</text:span><text:span text:style-name="T19"> can be reached by an action</text:span></text:p>
      <text:p text:style-name="P72">Description of goal states</text:p>
      <text:p text:style-name="P72"/>
      <text:p text:style-name="P72">Search: systematic exploration of a search tree. Consists of all possible paths of states until goal state reached. </text:p>
      <text:p text:style-name="P72"/>
      <text:p text:style-name="P72">Can have a path of length 0 (just start/current state)</text:p>
      <text:p text:style-name="P72"/>
      <text:p text:style-name="P72">Search algorithm: Method of exploration of search tree</text:p>
      <text:p text:style-name="P72">Start state: root of search tree</text:p>
      <text:p text:style-name="P72">Expanding paths/states: Assing successor states to a path by applying actions</text:p>
      <text:p text:style-name="P72"/>
      <text:p text:style-name="P72">Pseudocode algorithms: Abstract from implementation details. Some steps/subroutines are unspecified</text:p>
      <text:p text:style-name="P73"/>
      <text:p text:style-name="P22"><text:span text:style-name="T19">1) Input s</text:span><text:span text:style-name="T13">0</text:span><text:span text:style-name="T19">, start state</text:span></text:p>
      <text:p text:style-name="P74">2) Input method – produce the successor states of a state (expand it)</text:p>
      <text:p text:style-name="P74">3) Input method – check if the state is a goal state</text:p>
      <text:p text:style-name="P74"/>
      <text:p text:style-name="P22"><text:span text:style-name="T19">4) Set frontier (/agenda) – contains paths. Initialise with {s</text:span><text:span text:style-name="T13">0</text:span><text:span text:style-name="T19">}</text:span></text:p>
      <text:p text:style-name="P23"><text:span text:style-name="T19">5) </text:span><text:span text:style-name="T22">Select and remove from frontier – expands it. Only occurs while frontier is not empty</text:span></text:p>
      <text:p text:style-name="P75">6a) Terminate and return path if final state is a goal</text:p>
      <text:p text:style-name="P75">6b) Add to frontier all paths obtained by expanding (+1 successor) the removed path</text:p>
      <text:p text:style-name="P75"/>
      <text:p text:style-name="P75">7) Repeat by selecting and removing a path from the updated frontier</text:p>
      <text:p text:style-name="P75"/>
      <text:p text:style-name="P98">Open gaps in the generic algorithm</text:p>
      <text:p text:style-name="P24"><text:soft-page-break/><text:span text:style-name="T19">Which path is s</text:span><text:span text:style-name="T23">e</text:span><text:span text:style-name="T19">lected (&amp; removed) from the frontier in each iteration of the loop</text:span></text:p>
      <text:p text:style-name="P25"><text:span text:style-name="T19">Aka which s</text:span><text:span text:style-name="T13">0</text:span><text:span text:style-name="T19"> … s</text:span><text:span text:style-name="T13">k</text:span><text:span text:style-name="T19"> is expanded or selected for expansion</text:span></text:p>
      <text:p text:style-name="P26"><text:span text:style-name="T19">Alternatively which state s</text:span><text:span text:style-name="T13">k</text:span><text:span text:style-name="T19"> will be expanded (not as specific as required, in some cases)</text:span></text:p>
      <text:p text:style-name="P76"/>
      <text:p text:style-name="P27"><text:span text:style-name="T19">Given s</text:span><text:span text:style-name="T13">0</text:span><text:span text:style-name="T19"> … s</text:span><text:span text:style-name="T13">k</text:span><text:span text:style-name="T19"> (a path that has been expanded) how should the expansions be added to frontier?</text:span></text:p>
      <text:p text:style-name="P77"/>
      <text:p text:style-name="P78">Adding the expansions can be done in any way - ‘don’t care non-determinism’</text:p>
      <text:p text:style-name="P79">Choosing a way to select a path is done with different strategies</text:p>
      <text:p text:style-name="P79"/>
      <text:p text:style-name="P99">Breadth first search</text:p>
      <text:p text:style-name="P80"/>
      <text:p text:style-name="P28"><text:span text:style-name="T19">1) Expand s</text:span><text:span text:style-name="T13">0</text:span><text:span text:style-name="T19"> to give paths with its immediate sucessor – all paths of length 1</text:span></text:p>
      <text:p text:style-name="P80">2) Expand all paths of length 1 – give paths of length 2</text:p>
      <text:p text:style-name="P80">3) Repeat until no more paths to be added</text:p>
      <text:p text:style-name="P80"/>
      <text:p text:style-name="P28"><text:span text:style-name="T19">General: </text:span><text:span text:style-name="T24">Select (expand) all pa</text:span><text:span text:style-name="T25">th</text:span><text:span text:style-name="T24">s of depth n before depth n + 1</text:span></text:p>
      <text:p text:style-name="P81"/>
      <text:p text:style-name="P29"><text:span text:style-name="T24">P</text:span><text:span text:style-name="T19">seudocode:</text:span></text:p>
      <text:p text:style-name="P29"><text:span text:style-name="T19">1) </text:span><text:span text:style-name="T26">Input start state s</text:span><text:span text:style-name="T15">0</text:span></text:p>
      <text:p text:style-name="P82">2) Input the successors of each s</text:p>
      <text:p text:style-name="P82">3) Input a test goal s checking whether s is a goal state</text:p>
      <text:p text:style-name="P82"/>
      <text:p text:style-name="P30"><text:span text:style-name="T19">4) Set frontier – initialise with s</text:span><text:span text:style-name="T13">0</text:span></text:p>
      <text:p text:style-name="P109"><text:span text:style-name="T19">5) Select and remove from frontier the path s</text:span><text:span text:style-name="T13">0</text:span><text:span text:style-name="T19"> … s</text:span><text:span text:style-name="T13">k</text:span><text:span text:style-name="T19"> </text:span><text:span text:style-name="T27">first</text:span><text:span text:style-name="T19"> added to the frontier</text:span></text:p>
      <text:p text:style-name="P82">6a) Terminate and return path if final state is a goal (goal(s) is True)</text:p>
      <text:p text:style-name="P30"><text:span text:style-name="T19">6b) Add to frontier the path s</text:span><text:span text:style-name="T13">0</text:span><text:span text:style-name="T19">...s</text:span><text:span text:style-name="T13">k</text:span><text:span text:style-name="T19">s for every success s of s</text:span><text:span text:style-name="T13">k</text:span></text:p>
      <text:p text:style-name="P112"/>
      <text:p text:style-name="P30"><text:span text:style-name="T19">7) </text:span><text:span text:style-name="T29">Repeat with next iteration of while </text:span><text:span text:style-name="T30">with updated frontier</text:span></text:p>
      <text:p text:style-name="P83"/>
      <text:p text:style-name="P52"><text:span text:style-name="T30">D</text:span><text:span text:style-name="T19">epth first search</text:span></text:p>
      <text:p text:style-name="P84"/>
      <text:p text:style-name="P84">1) Select (expand) start state to give tree of depth 1</text:p>
      <text:p text:style-name="P52"><text:span text:style-name="T31">2) Select one of the paths resulting from 1</text:span><text:span text:style-name="T41">st</text:span><text:span text:style-name="T31"> step</text:span></text:p>
      <text:p text:style-name="P52"><text:span text:style-name="T31">3) Select and expand one of the paths from the 2</text:span><text:span text:style-name="T41">nd</text:span><text:span text:style-name="T31"> step</text:span></text:p>
      <text:p text:style-name="P84">4) Continue selecting and expanding a path from the previous step</text:p>
      <text:p text:style-name="P84"/>
      <text:p text:style-name="P52"><text:span text:style-name="T31">General: Select and expand s</text:span><text:span text:style-name="T16">0</text:span><text:span text:style-name="T31">. Always select the longest (deepest) path that resulted from the previous step. Follow one “branch” of the search tree</text:span></text:p>
      <text:p text:style-name="P84"/>
      <text:p text:style-name="P84">Psuedocode: </text:p>
      <text:p text:style-name="P52"><text:span text:style-name="T31">1) Input state state s</text:span><text:span text:style-name="T16">0</text:span></text:p>
      <text:p text:style-name="P84">2) Input for each s the successors of s</text:p>
      <text:p text:style-name="P84">3) Input a test goal(s) checking whether s is a goal state</text:p>
      <text:p text:style-name="P84"/>
      <text:p text:style-name="P52"><text:span text:style-name="T31">4) Initialise the frontier with {s</text:span><text:span text:style-name="T16">0</text:span><text:span text:style-name="T31">}</text:span></text:p>
      <text:p text:style-name="P110"><text:span text:style-name="T19">5) Select and remove from frontier the path s</text:span><text:span text:style-name="T13">0</text:span><text:span text:style-name="T19"> … s</text:span><text:span text:style-name="T13">k</text:span><text:span text:style-name="T19"> </text:span><text:span text:style-name="T28">last</text:span><text:span text:style-name="T19"> added to the frontier</text:span></text:p>
      <text:p text:style-name="P52"><text:span text:style-name="T31">6</text:span><text:span text:style-name="T32">a) If s</text:span><text:span text:style-name="T17">k</text:span><text:span text:style-name="T32"> is a goal state then return s</text:span><text:span text:style-name="T17">0</text:span><text:span text:style-name="T32">...s</text:span><text:span text:style-name="T17">k</text:span><text:span text:style-name="T32"> and terminate</text:span></text:p>
      <text:p text:style-name="P53"><text:span text:style-name="T31">6b) For every success s of s</text:span><text:span text:style-name="T16">k</text:span><text:span text:style-name="T31"> add s</text:span><text:span text:style-name="T16">0</text:span><text:span text:style-name="T31"> … s</text:span><text:span text:style-name="T16">k</text:span><text:span text:style-name="T31">s to the frontier</text:span></text:p>
      <text:p text:style-name="P71"><text:soft-page-break/>7) Repeat with the updated frontier from 5)</text:p>
      <text:p text:style-name="P71"/>
      <text:p text:style-name="P53"><text:span text:style-name="T36">Comparing P</text:span><text:span text:style-name="T19">roperties of Search Strategies</text:span></text:p>
      <text:p text:style-name="P71">Completeness: Is an existing solution always found? BFS yes, DFS no</text:p>
      <text:p text:style-name="P71">Optimality: Is the shortest (least expensive) path solution always found? BFS yes, DFS no</text:p>
      <text:p text:style-name="P71">Time complexity: How many paths are generated for each? Unknown as yet</text:p>
      <text:p text:style-name="P71">Space complexity: What is the maximum number of paths in the frontier (memory)? Unknown</text:p>
      <text:p text:style-name="P71"/>
      <text:p text:style-name="P71">Time/space cemplexity measurements:</text:p>
      <text:p text:style-name="P53"><text:span text:style-name="T31">b: maximum branching factor of the search tree. Maximum number of successor states of a state in the state space. i.e. the maximum number of successors of any state s</text:span><text:span text:style-name="T16">k</text:span></text:p>
      <text:p text:style-name="P53"><text:span text:style-name="T31">d: depth of the optimal solution. Length of shortest path possible from s</text:span><text:span text:style-name="T16">0</text:span><text:span text:style-name="T31">...s</text:span><text:span text:style-name="T16">goal</text:span></text:p>
      <text:p text:style-name="P71">m: maximum depth of the state space. Longest length of paths in the state space. Can be infinite (e.g. if there is a loop). </text:p>
      <text:p text:style-name="P71"/>
      <text:p text:style-name="P97">Properties of Breadth First Search</text:p>
      <text:p text:style-name="P97"><text:span text:style-name="T6">Number of paths of </text:span>exactly <text:span text:style-name="T6">length d with max branching factor b = b</text:span><text:span text:style-name="T41">d</text:span></text:p>
      <text:p text:style-name="P97"><text:span text:style-name="T6">Number of paths of </text:span>maximum<text:span text:style-name="T6"> length d = 1 + b + b</text:span><text:span text:style-name="T41">2</text:span><text:span text:style-name="T16"> </text:span><text:span text:style-name="T6">+ … + b</text:span><text:span text:style-name="T41">d</text:span></text:p>
      <text:p text:style-name="P85"/>
      <text:p text:style-name="P97"><text:span text:style-name="T6">If shortest path s</text:span><text:span text:style-name="T16">0</text:span><text:span text:style-name="T6"> … s</text:span><text:span text:style-name="T16">k</text:span><text:span text:style-name="T6"> has length d, largest possible number of selected state paths before reaching s</text:span><text:span text:style-name="T16">goal</text:span><text:span text:style-name="T6"> is exponential. 1 + b + b</text:span><text:span text:style-name="T41">2</text:span><text:span text:style-name="T6"> + … + b</text:span><text:span text:style-name="T41">d</text:span></text:p>
      <text:p text:style-name="P85"/>
      <text:p text:style-name="P97"><text:span text:style-name="T6">If shortest path s</text:span><text:span text:style-name="T16">0 </text:span><text:span text:style-name="T6">… s</text:span><text:span text:style-name="T16">k</text:span><text:span text:style-name="T6"> has length d, max frontier size = b</text:span><text:span text:style-name="T41">d</text:span><text:span text:style-name="T6">. Memory requirement exponential </text:span></text:p>
      <text:p text:style-name="P85"/>
      <text:p text:style-name="P85">Complete, optional</text:p>
      <text:p text:style-name="P85"/>
      <text:p text:style-name="P86">d = length of shortest path from s<text:span text:style-name="T13">0</text:span> <text:span text:style-name="T5">to s</text:span><text:span text:style-name="T18">goal</text:span></text:p>
      <text:p text:style-name="P85"/>
      <text:p text:style-name="P97">Properties of Depth First Search</text:p>
      <text:p text:style-name="P85"/>
      <text:p text:style-name="P32">m = length of longest path from s<text:span text:style-name="T13">0</text:span><text:span text:style-name="T19"> </text:span><text:span text:style-name="T27">possible</text:span></text:p>
      <text:p text:style-name="P86"/>
      <text:p text:style-name="P31">If longest length of path from s<text:span text:style-name="T13">0</text:span><text:span text:style-name="T19"> = m, max number of selected paths before reaching s</text:span><text:span text:style-name="T13">goal</text:span><text:span text:style-name="T19"> = 1 + b + b</text:span><text:span text:style-name="T40">2</text:span><text:span text:style-name="T19"> + … + b</text:span><text:span text:style-name="T40">m</text:span><text:span text:style-name="T19"> (exponential). M may be infinite – DFS wouldn’t terminate</text:span></text:p>
      <text:p text:style-name="P87"/>
      <text:p text:style-name="P87">If length of longest possible path is m, frontier will max contain b x m paths</text:p>
      <text:p text:style-name="P88">M may be infinite – space requirement will potentially (worst case) be</text:p>
      <text:p text:style-name="P88"/>
      <text:p text:style-name="P33"><text:span text:style-name="T19">If a path to s</text:span><text:span text:style-name="T13">goal</text:span><text:span text:style-name="T19"> is found, memory req is much less than BFS (b</text:span><text:span text:style-name="T40">d</text:span><text:span text:style-name="T19">)</text:span></text:p>
      <text:p text:style-name="P88"/>
      <text:p text:style-name="P88">Not complete, not optimal – only selects longest path, therefore would likely find longest to goal</text:p>
      <text:p text:style-name="P87"/>
      <text:p text:style-name="P1">Slide Set 2</text:p>
      <text:p text:style-name="P1"/>
      <text:p text:style-name="P54">Uninformed search tree algorithms</text:p>
      <text:p text:style-name="P34">BFS: Complete, expensive</text:p>
      <text:p text:style-name="P34">DFS: Incomplete, desirable space complexity</text:p>
      <text:p text:style-name="P34"/>
      <text:p text:style-name="P55"><text:soft-page-break/>Depth Limited Search</text:p>
      <text:p text:style-name="P35"/>
      <text:p text:style-name="P35">Desirable space complexity</text:p>
      <text:p text:style-name="P35">If wrong path expanded, will be very time intensive (/never terminate)</text:p>
      <text:p text:style-name="P36">Combat: introduce a depth limit on paths to be expanded</text:p>
      <text:p text:style-name="P36">Useful: If max length of solution is known</text:p>
      <text:p text:style-name="P36"/>
      <text:p text:style-name="P36">Pseudocode: </text:p>
      <text:p text:style-name="P56"><text:span text:style-name="T6">1) Input s</text:span><text:span text:style-name="T16">0</text:span></text:p>
      <text:p text:style-name="P89">2) Input the successors of all s </text:p>
      <text:p text:style-name="P89">3) Input test goal(s) checking if s is a goal</text:p>
      <text:p text:style-name="P111">4) Input a non-negative (0+) integer DepthLimit</text:p>
      <text:p text:style-name="P89"/>
      <text:p text:style-name="P56"><text:span text:style-name="T31">5) Initialise frontier with {s</text:span><text:span text:style-name="T16">0</text:span><text:span text:style-name="T31">}</text:span></text:p>
      <text:p text:style-name="P56"><text:span text:style-name="T31">6) While frontier is not empty, select and remove from frontier s</text:span><text:span text:style-name="T16">0</text:span><text:span text:style-name="T31">...s</text:span><text:span text:style-name="T16">k</text:span><text:span text:style-name="T31"> </text:span><text:span text:style-name="T19">last</text:span><text:span text:style-name="T31"> added</text:span></text:p>
      <text:p text:style-name="P56"><text:span text:style-name="T31">7a) If s</text:span><text:span text:style-name="T16">k</text:span><text:span text:style-name="T31"> is a goal, return s</text:span><text:span text:style-name="T16">0</text:span><text:span text:style-name="T31">...s</text:span><text:span text:style-name="T16">k</text:span><text:span text:style-name="T31"> then terminate</text:span></text:p>
      <text:p text:style-name="P56"><text:span text:style-name="T31">7b) If k &lt; DepthLimit (therefore another iteration would also be valid without exceeding the limit) then add path s</text:span><text:span text:style-name="T16">0</text:span><text:span text:style-name="T31">...s</text:span><text:span text:style-name="T16">k</text:span><text:span text:style-name="T31">s to frontier for every successor s of s</text:span><text:span text:style-name="T16">k</text:span></text:p>
      <text:p text:style-name="P89"/>
      <text:p text:style-name="P90">Properties:</text:p>
      <text:p text:style-name="P57"><text:span text:style-name="T31">Not complete – only found if length of </text:span><text:span text:style-name="T19">shortest</text:span><text:span text:style-name="T31"> path to a goal is lower than the depth limit</text:span></text:p>
      <text:p text:style-name="P90">Not optimal – The found solution is not guaranteed to be the shortest possible</text:p>
      <text:p text:style-name="P57"><text:span text:style-name="T31">Time complexity – If l is the limit, max number of paths selected = 1 + b + b</text:span><text:span text:style-name="T41">2</text:span><text:span text:style-name="T31"> + … + b</text:span><text:span text:style-name="T41">l</text:span><text:span text:style-name="T16"> </text:span><text:span text:style-name="T31">(expon)</text:span></text:p>
      <text:p text:style-name="P90">space complexity – If l is the limit, max cardinality of frontier = is bl (b x l)</text:p>
      <text:p text:style-name="P90"/>
      <text:p text:style-name="P100">Iterative Deepening</text:p>
      <text:p text:style-name="P93"/>
      <text:p text:style-name="P94">Complete alternative to DLS – useful if max depth of solution is not known</text:p>
      <text:p text:style-name="P94">1) Start with n = 0 – do DLS for this, if solution found (i.e. current state is a goal), return</text:p>
      <text:p text:style-name="P94">2) If s not goal, repeat step 1 with depth n = n+1</text:p>
      <text:p text:style-name="P94"/>
      <text:p text:style-name="P91">Psedocode:</text:p>
      <text:p text:style-name="P91">0) DLS is called as a subroutine</text:p>
      <text:p text:style-name="P91"/>
      <text:p text:style-name="P101"><text:span text:style-name="T6">1) Input start state s</text:span><text:span text:style-name="T16">0</text:span></text:p>
      <text:p text:style-name="P91">2) Input successors of s for each state s in the state space</text:p>
      <text:p text:style-name="P91">3) Input test routine goal(s) checking whether s is a goal state</text:p>
      <text:p text:style-name="P89"/>
      <text:p text:style-name="P91">4) Initialise DepthLimit with value 0</text:p>
      <text:p text:style-name="P91">5) Repeat the below until False</text:p>
      <text:p text:style-name="P91">6) Set Result to depth_limited_search(DepthLimit)</text:p>
      <text:p text:style-name="P91">7a) If Result is a path s<text:span text:style-name="T13">0</text:span>...s<text:span text:style-name="T13">k</text:span> then return the selected path and terminate</text:p>
      <text:p text:style-name="P91">7b) Otherwise increment DepthLimit (DepthLimit = DepthLimit + 1)</text:p>
      <text:p text:style-name="P91"/>
      <text:p text:style-name="P91">Properties:</text:p>
      <text:p text:style-name="P91">Complete – solution always found if one exists</text:p>
      <text:p text:style-name="P91">Optimal – solution found is guaranteed to be the shortest possible</text:p>
      <text:p text:style-name="P91"/>
      <text:p text:style-name="P91"><text:soft-page-break/>If d is the length of the shortest solution path, max number of selected paths = 1 + (1+b) + (1+b+b<text:span text:style-name="T40">2</text:span>) + (1 + b + b<text:span text:style-name="T40">2</text:span> + b<text:span text:style-name="T40">3</text:span>) + … + (1 + b + b<text:span text:style-name="T40">2</text:span> + b<text:span text:style-name="T40">3</text:span> + … + b<text:span text:style-name="T40">d</text:span>)</text:p>
      <text:p text:style-name="P91"/>
      <text:p text:style-name="P91">If d is as above, max cardinality of frontier = bd</text:p>
      <text:p text:style-name="P91"/>
      <text:p text:style-name="P101">IDS vs BFS</text:p>
      <text:p text:style-name="P91">IDS regenerates paths in each iteration – tree is regenerated to depth d-1 after each DLS iteration (until only the goal is left)</text:p>
      <text:p text:style-name="P101"><text:span text:style-name="T6">This means IDS takes a bit more time, but saves </text:span>lots<text:span text:style-name="T6"> of memory</text:span></text:p>
      <text:p text:style-name="P91"/>
      <text:p text:style-name="P101">Avoiding Repeated States</text:p>
      <text:p text:style-name="P91">Least effective &amp; least computational overhead</text:p>
      <text:p text:style-name="P91">1) Do not return to state immediately preceding the current one</text:p>
      <text:p text:style-name="P91">2) Do not create paths with cycles (two occurrences of same state)</text:p>
      <text:p text:style-name="P91">3) Do not create paths that contain states included within a previously created path</text:p>
      <text:p text:style-name="P91">Most effective, largest computational overhead</text:p>
      <text:p text:style-name="P101"><text:span text:style-name="T6">Trade off between cost of extra search </text:span><text:span text:style-name="T9">(if loops were included) </text:span><text:span text:style-name="T6">and cost of checking for repeated states</text:span></text:p>
      <text:p text:style-name="P91"/>
      <text:p text:style-name="P102">Bi-directional search</text:p>
      <text:p text:style-name="P102"><text:span text:style-name="T6">One direction – forwards from initial state. Second dir (simultaneous) – backwards from s</text:span><text:span text:style-name="T16">goal</text:span></text:p>
      <text:p text:style-name="P95">Must determine goal state’s predecessors, then those etc.</text:p>
      <text:p text:style-name="P95"/>
      <text:p text:style-name="P96">1) Often much more efficient</text:p>
      <text:p text:style-name="P96">2) Do 2 searches of depth d/2 vs. 1 search of depth d</text:p>
      <text:p text:style-name="P96">3) Can combine different search strategies for each direction (rather than same for both)</text:p>
      <text:p text:style-name="P96"/>
      <text:p text:style-name="P96">4) Must be able to generate state predecessors</text:p>
      <text:p text:style-name="P96">5) Needs efficient way to check if an added state appears in the other search</text:p>
      <text:p text:style-name="P96">6) Impractical for large d</text:p>
      <text:p text:style-name="P103"><text:span text:style-name="T6">7) Memory requirement of b</text:span><text:span text:style-name="T41">d / 2</text:span></text:p>
      <text:p text:style-name="P89"/>
      <text:p text:style-name="P92"/>
      <text:p text:style-name="P1">Slide Set 3</text:p>
      <text:p text:style-name="P1"/>
      <text:p text:style-name="P37">Use a function g that converts each path to its corresponding cost (g: Paths → Real numbers)</text:p>
      <text:p text:style-name="P38">Assume a path cost = sum of cost all steps in the path</text:p>
      <text:p text:style-name="P38"/>
      <text:p text:style-name="P58">Uniform Cost Search</text:p>
      <text:p text:style-name="P113">Expand the cheapest path first – usually optimal</text:p>
      <text:p text:style-name="P113">Behaves identically to BFS if every action cost is the same</text:p>
      <text:p text:style-name="P113"/>
      <text:p text:style-name="P114">Psuedocode: </text:p>
      <text:p text:style-name="P59"><text:span text:style-name="T6">1) <text:s/>Input s</text:span><text:span text:style-name="T16">0</text:span></text:p>
      <text:p text:style-name="P122">2) Input for each state s the successors of s</text:p>
      <text:p text:style-name="P122">3) Input a test goal(s) that returns True if s is a goal state (checks)</text:p>
      <text:p text:style-name="P59"><text:span text:style-name="T31">4) Input g(s</text:span><text:span text:style-name="T16">0</text:span><text:span text:style-name="T31">...s</text:span><text:span text:style-name="T16">k</text:span><text:span text:style-name="T31">) for every possible path s</text:span><text:span text:style-name="T16">0</text:span><text:span text:style-name="T31">...s</text:span><text:span text:style-name="T16">k</text:span></text:p>
      <text:p text:style-name="P122"/>
      <text:p text:style-name="P59"><text:span text:style-name="T31">5) Initialise frontier with {s</text:span><text:span text:style-name="T16">0</text:span><text:span text:style-name="T31">}</text:span></text:p>
      <text:p text:style-name="P59"><text:soft-page-break/><text:span text:style-name="T31">6) While frontier is not empty select and remove the path s</text:span><text:span text:style-name="T16">0</text:span><text:span text:style-name="T31">...s</text:span><text:span text:style-name="T16">k</text:span><text:span text:style-name="T31"> with minimal g(s</text:span><text:span text:style-name="T16">0</text:span><text:span text:style-name="T31">...s</text:span><text:span text:style-name="T16">k</text:span><text:span text:style-name="T31">)</text:span></text:p>
      <text:p text:style-name="P60"><text:span text:style-name="T31">7a) If s</text:span><text:span text:style-name="T16">k</text:span><text:span text:style-name="T31"> is a goal then return s</text:span><text:span text:style-name="T16">0</text:span><text:span text:style-name="T31">...s</text:span><text:span text:style-name="T16">k</text:span><text:span text:style-name="T31"> and terminate</text:span></text:p>
      <text:p text:style-name="P60"><text:span text:style-name="T31">7b) Otherwise add s</text:span><text:span text:style-name="T16">0</text:span><text:span text:style-name="T31">...s</text:span><text:span text:style-name="T16">k</text:span><text:span text:style-name="T31">s for every successor s of s</text:span><text:span text:style-name="T16">k</text:span></text:p>
      <text:p text:style-name="P123"/>
      <text:p text:style-name="P61"><text:span text:style-name="T31">Complete &amp; optimal: Guaranteed to find cheapest solution </text:span><text:span text:style-name="T19">assuming</text:span><text:span text:style-name="T31"> path costs grow monotomically ie. cost of path increases as you move along it (all actions cost +ve value)</text:span></text:p>
      <text:p text:style-name="P61"><text:span text:style-name="T31">Therefore g(s</text:span><text:span text:style-name="T16">0</text:span><text:span text:style-name="T31">...s</text:span><text:span text:style-name="T16">k</text:span><text:span text:style-name="T31">) &lt; g(s</text:span><text:span text:style-name="T16">0</text:span><text:span text:style-name="T31">...s</text:span><text:span text:style-name="T16">k</text:span><text:span text:style-name="T31">s)</text:span></text:p>
      <text:p text:style-name="P124"/>
      <text:p text:style-name="P61"><text:span text:style-name="T31">If path costs don’t grow </text:span><text:span text:style-name="T19">monotomically</text:span><text:span text:style-name="T31">, exhuastive search is required</text:span></text:p>
      <text:p text:style-name="P124">Same complexity as breadth search </text:p>
      <text:p text:style-name="P62"><text:span text:style-name="T33">Time:</text:span><text:span text:style-name="T31"> </text:span><text:span text:style-name="T33">1</text:span><text:span text:style-name="T34"> + b + b</text:span><text:span text:style-name="T42">2</text:span><text:span text:style-name="T34"> + … + b</text:span><text:span text:style-name="T42">d</text:span></text:p>
      <text:p text:style-name="P104"><text:span text:style-name="T10">S</text:span><text:span text:style-name="T6">pace: b</text:span><text:span text:style-name="T41">d</text:span></text:p>
      <text:p text:style-name="P125"/>
      <text:p text:style-name="P105">Big Picture</text:p>
      <text:p text:style-name="P126">Time complexity of all search techniques is always exponential</text:p>
      <text:p text:style-name="P126">Therefore problem specific knowledge is required to guide a search</text:p>
      <text:p text:style-name="P105"><text:span text:style-name="T6">E.g. simplest form of PS knowledge is </text:span>heuristic</text:p>
      <text:p text:style-name="P126"/>
      <text:p text:style-name="P126">Heuristic property can be implemented in the search using evaluation function</text:p>
      <text:p text:style-name="P126">Eval function indicates the desirability of selecting (expanding) a state</text:p>
      <text:p text:style-name="P126"/>
      <text:p text:style-name="P127">Summary:</text:p>
      <text:p text:style-name="P127">Use PSK for a more efficient search</text:p>
      <text:p text:style-name="P127">Select the most promising path first (based off the PSK)</text:p>
      <text:p text:style-name="P106"><text:span text:style-name="T6">Use an estimate to focus on paths that get you closer to s</text:span><text:span text:style-name="T16">goal</text:span><text:span text:style-name="T6"> rather than all of them</text:span></text:p>
      <text:p text:style-name="P127"/>
      <text:p text:style-name="P107"><text:span text:style-name="T6">Use a function h that estimates the cost of moving from a state to s</text:span><text:span text:style-name="T16">goal</text:span></text:p>
      <text:p text:style-name="P107"><text:span text:style-name="T6">h can be any function where h(s</text:span><text:span text:style-name="T16">goal</text:span><text:span text:style-name="T6">) = 0</text:span></text:p>
      <text:p text:style-name="P128"/>
      <text:p text:style-name="P108"><text:span text:style-name="T6">E.g. for route finding, h = straight line distance. E.g. a really long line returns higher h than a short line, even if the length of both paths (s</text:span><text:span text:style-name="T16">k</text:span><text:span text:style-name="T6">...s</text:span><text:span text:style-name="T16">goal</text:span><text:span text:style-name="T6">) is 1</text:span></text:p>
      <text:p text:style-name="P1"/>
      <text:p text:style-name="P39">Greedy search expands the paths that <text:span text:style-name="T5">appears</text:span> closest to goal</text:p>
      <text:p text:style-name="P39"/>
      <text:p text:style-name="P40">Pseudocode:</text:p>
      <text:p text:style-name="P40">1) Input s<text:span text:style-name="T13">0</text:span></text:p>
      <text:p text:style-name="P129">2) Input all sucessors of each state s (i.e. all the states)</text:p>
      <text:p text:style-name="P129">3) Input a test function goal(s) checking whether s is a goal</text:p>
      <text:p text:style-name="P129">4) Input a heuristic function h(s) for every state s</text:p>
      <text:p text:style-name="P129"/>
      <text:p text:style-name="P40"><text:span text:style-name="T19">5) Initialise frontier with {s</text:span><text:span text:style-name="T13">0</text:span><text:span text:style-name="T19">}</text:span></text:p>
      <text:p text:style-name="P40"><text:span text:style-name="T19">6) While frontier not empty, select and remove from frontier the path s</text:span><text:span text:style-name="T13">0</text:span><text:span text:style-name="T19">...s</text:span><text:span text:style-name="T13">k</text:span><text:span text:style-name="T19"> with minimal h(s</text:span><text:span text:style-name="T13">k</text:span><text:span text:style-name="T19">)</text:span></text:p>
      <text:p text:style-name="P40"><text:span text:style-name="T19">7a) If goal(s</text:span><text:span text:style-name="T13">k</text:span><text:span text:style-name="T19">) then return s</text:span><text:span text:style-name="T13">0 </text:span><text:span text:style-name="T19">… s</text:span><text:span text:style-name="T13">k</text:span><text:span text:style-name="T19"> solution and terminate</text:span></text:p>
      <text:p text:style-name="P40"><text:span text:style-name="T19">7b) Otherwise add all s in s</text:span><text:span text:style-name="T13">0</text:span><text:span text:style-name="T19">...s</text:span><text:span text:style-name="T13">k</text:span><text:span text:style-name="T19">s to frontier (all successors of s</text:span><text:span text:style-name="T13">k</text:span><text:span text:style-name="T19"> – next to be selected from)</text:span></text:p>
      <text:p text:style-name="P129"/>
      <text:p text:style-name="P130">Properties of greedy search:</text:p>
      <text:p text:style-name="P130"/>
      <text:p text:style-name="P130">Sometimes finds solutions quickly</text:p>
      <text:p text:style-name="P130">Not always optimal</text:p>
      <text:p text:style-name="P130"><text:soft-page-break/>May be incomplete</text:p>
      <text:p text:style-name="P130">Susceptible to false starts</text:p>
      <text:p text:style-name="P130">Only looks at current state, rather than ones that have already been passed</text:p>
      <text:p text:style-name="P130"/>
      <text:p text:style-name="P137">A* Search</text:p>
      <text:p text:style-name="P63"><text:span text:style-name="T31">Combination of UCS </text:span><text:span text:style-name="T35">(actual cost) </text:span><text:span text:style-name="T31">and greedy search </text:span><text:span text:style-name="T35">(estimated future cost)</text:span></text:p>
      <text:p text:style-name="P64"><text:span text:style-name="T31">Use a heuristic f: f(s</text:span><text:span text:style-name="T16">0</text:span><text:span text:style-name="T31">...s</text:span><text:span text:style-name="T16">k</text:span><text:span text:style-name="T31">) = g(s</text:span><text:span text:style-name="T16">0</text:span><text:span text:style-name="T31">...s</text:span><text:span text:style-name="T16">k</text:span><text:span text:style-name="T31">) + h(s</text:span><text:span text:style-name="T16">k</text:span><text:span text:style-name="T31">)</text:span></text:p>
      <text:p text:style-name="P64"><text:span text:style-name="T31">Ideally </text:span><text:span text:style-name="T19">minimises</text:span><text:span text:style-name="T31"> the overall cost</text:span></text:p>
      <text:p text:style-name="P131"/>
      <text:p text:style-name="P132">Pseudocode: </text:p>
      <text:p text:style-name="P65"><text:span text:style-name="T31">1) Input s</text:span><text:span text:style-name="T16">0</text:span></text:p>
      <text:p text:style-name="P132">2) Input for each state s the successors of s</text:p>
      <text:p text:style-name="P132">3) Input test goal(s)</text:p>
      <text:p text:style-name="P65"><text:span text:style-name="T31">4) Input g(s</text:span><text:span text:style-name="T16">0</text:span><text:span text:style-name="T31">...s</text:span><text:span text:style-name="T16">k</text:span><text:span text:style-name="T31">) for every path s</text:span><text:span text:style-name="T16">0</text:span><text:span text:style-name="T31">...s</text:span><text:span text:style-name="T16">k</text:span></text:p>
      <text:p text:style-name="P132">5) Input h(s) for every state s</text:p>
      <text:p text:style-name="P132"/>
      <text:p text:style-name="P65"><text:span text:style-name="T31">6) Initialise frontier to {s</text:span><text:span text:style-name="T16">0</text:span><text:span text:style-name="T31">}</text:span></text:p>
      <text:p text:style-name="P65"><text:span text:style-name="T31">7) While frontier not empty, select &amp; remove from frontier the path s</text:span><text:span text:style-name="T16">0</text:span><text:span text:style-name="T31">...s</text:span><text:span text:style-name="T16">k</text:span><text:span text:style-name="T31"> with minimal f(path)</text:span></text:p>
      <text:p text:style-name="P41">8a) If s<text:span text:style-name="T13">k</text:span><text:span text:style-name="T19"> is goal, return path and terminate</text:span></text:p>
      <text:p text:style-name="P41"><text:span text:style-name="T19">8b) Else add paths with each successor s of s</text:span><text:span text:style-name="T13">k</text:span><text:span text:style-name="T19"> to frontier and repeat </text:span></text:p>
      <text:p text:style-name="P133"/>
      <text:p text:style-name="P42"><text:span text:style-name="T37">P</text:span><text:span text:style-name="T19">roperties of A* Search</text:span></text:p>
      <text:p text:style-name="P134">Complete and optimal under minor conditions if admissible h is used <text:s/></text:p>
      <text:p text:style-name="P43"><text:span text:style-name="T38">Admissible h check: </text:span><text:span text:style-name="T19">h(s) </text:span><text:span text:style-name="T39">·</text:span><text:span text:style-name="T38"> </text:span><text:span text:style-name="T19">h*(s) where h* is the </text:span><text:span text:style-name="T27">true</text:span><text:span text:style-name="T19"> cost from s to a goal</text:span></text:p>
      <text:p text:style-name="P44"><text:span text:style-name="T19">i.e. heuristic h is admissible if </text:span><text:span text:style-name="T27">it never overestimates</text:span><text:span text:style-name="T19"> the distance to the goal</text:span></text:p>
      <text:p text:style-name="P135">The estimated distance must be less than or equal to the real distance</text:p>
      <text:p text:style-name="P135"/>
      <text:p text:style-name="P136">Summary</text:p>
      <text:p text:style-name="P136">Heuristic functions estimate costs of shortest paths</text:p>
      <text:p text:style-name="P45"><text:span text:style-name="T19">Good heuristics may </text:span><text:span text:style-name="T27">dramatically</text:span><text:span text:style-name="T19"> reduce search cost</text:span></text:p>
      <text:p text:style-name="P136">Greedy breadth-first search expands lowest h: therefore incomplete, not always optimal </text:p>
      <text:p text:style-name="P45"><text:span text:style-name="T19">A* search expands lowest g </text:span><text:span text:style-name="T27">+</text:span><text:span text:style-name="T19"> h: complete, optimal (solution), optimally efficient (processing)</text:span></text:p>
      <text:p text:style-name="P40"/>
      <text:p text:style-name="P1">Slide Set 4</text:p>
      <text:p text:style-name="P115">Can be used in gamed</text:p>
      <text:p text:style-name="P115">Requires playing with limited resources – therefore heuristics should be used</text:p>
      <text:p text:style-name="P115">Unpredicatable opponent</text:p>
      <text:p text:style-name="P115">Solution is a strategy specifying a move for every possible opponent move</text:p>
      <text:p text:style-name="P115">Method is needed to select good moves that stand good chance of achieving a winning state whatever the opponnent done</text:p>
      <text:p text:style-name="P115">Combinatorial explosion means heuristics must be used to approximate</text:p>
      <text:p text:style-name="P1"/>
      <text:p text:style-name="P115">Some games = fully oberservable, position is completely known. There is perfect information</text:p>
      <text:p text:style-name="P115">E.g. board games – chess, backgammon, monopoly</text:p>
      <text:p text:style-name="P115"/>
      <text:p text:style-name="P115">Games with imperfect information – partially observable. </text:p>
      <text:p text:style-name="P115">E.g. card games – poker, bridge, also battleships (secret positions, not cards)</text:p>
      <text:p text:style-name="P115">Some games are deterministic – chess, go</text:p>
      <text:p text:style-name="P115"><text:soft-page-break/>Others have element of chance</text:p>
      <text:p text:style-name="P115">E.g. dice games – poker, monopoly, backgammon, bridge</text:p>
      <text:p text:style-name="P115"/>
      <text:p text:style-name="P116">Consider 2-player deterministics games, with perfect information and zero-sum</text:p>
      <text:p text:style-name="P116">Zero-sum: utility values at end are equal and opposite.</text:p>
      <text:p text:style-name="P116">E.g. someone wins (+1) and the opponent loses (-1)</text:p>
      <text:p text:style-name="P116"/>
      <text:p text:style-name="P117">Problem formulation</text:p>
      <text:p text:style-name="P117"/>
      <text:p text:style-name="P117">For every position (state), the successor states will be positions that can be reached via one move (action)</text:p>
      <text:p text:style-name="P117">The set of goal states is replaced by <text:span text:style-name="T5">utility</text:span> function – where the player wins, opponent loses</text:p>
      <text:p text:style-name="P117"/>
      <text:p text:style-name="P118"><text:span text:style-name="T19">S</text:span><text:span text:style-name="T13">0</text:span><text:span text:style-name="T19">: Initial board position. Which player moves first (e.g. white, pawns on front, etc)</text:span></text:p>
      <text:p text:style-name="P118"><text:span text:style-name="T19">Successor function: Provides for every s and every move the new state after the move</text:span></text:p>
      <text:p text:style-name="P118"><text:span text:style-name="T19">Terminal test: Determines when the game is over</text:span></text:p>
      <text:p text:style-name="P118"><text:span text:style-name="T19">Utility function: Numeric value for terminal states. E.g. Chess - +1, -1. E.g. backgammon - +192, -192</text:span></text:p>
      <text:p text:style-name="P118"><text:span text:style-name="T19"/></text:p>
      <text:p text:style-name="P119"><text:span text:style-name="T19">Game tree</text:span></text:p>
      <text:p text:style-name="P119"><text:span text:style-name="T19">Each level labelled with a player to move</text:span></text:p>
      <text:p text:style-name="P119"><text:span text:style-name="T19">Each level represents 1 ply (half a turn, e.g. player 1’s turn, before player 2’s)</text:span></text:p>
      <text:p text:style-name="P119"><text:span text:style-name="T19">Tree represents what happens with (a) competing agent(s)</text:span></text:p>
      <text:p text:style-name="P119"><text:span text:style-name="T19"/></text:p>
      <text:p text:style-name="P120"><text:span text:style-name="T19">Minimax </text:span></text:p>
      <text:p text:style-name="P120"><text:span text:style-name="T19">Min – player 2. The opponent. Wants to minimise MAX’s utility (make them lose)</text:span></text:p>
      <text:p text:style-name="P120"><text:span text:style-name="T19">Max – player 1. Wants to maximise their utility (win). </text:span></text:p>
      <text:p text:style-name="P120"><text:span text:style-name="T19">Both players play to best of their ability</text:span></text:p>
      <text:p text:style-name="P120"><text:span text:style-name="T19"/></text:p>
      <text:p text:style-name="P120"><text:span text:style-name="T19">Max – wants a strategy to maximise their utility, while assuming min will do best to minimise max’s utility</text:span></text:p>
      <text:p text:style-name="P120"><text:span text:style-name="T19"/></text:p>
      <text:p text:style-name="P120"><text:span text:style-name="T19">Consider each state’s minimax value – the utility of the state s given that both players will play optimally</text:span></text:p>
      <text:p text:style-name="P120"><text:span text:style-name="T19"/></text:p>
      <text:p text:style-name="P120"><text:span text:style-name="T19"/></text:p>
      <text:p text:style-name="P1"/>
      <text:p text:style-name="P2">Logic</text:p>
      <text:p text:style-name="P1">Slide Set 1</text:p>
      <text:p text:style-name="P1"/>
      <text:p text:style-name="P1">Slide Set 2</text:p>
      <text:p text:style-name="P1"/>
      <text:p text:style-name="P1"/>
      <text:p text:style-name="P2">Uncertainty</text:p>
      <text:p text:style-name="P1">Slide Set 1</text:p>
      <text:p text:style-name="P1"/>
      <text:p text:style-name="P1">Slide Set 2</text:p>
      <text:p text:style-name="P1"/>
      <text:p text:style-name="P1"/>
      <text:p text:style-name="P2"><text:soft-page-break/>Learning</text:p>
      <text:p text:style-name="P1">Slide Set 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arial" svg:font-family="'calibri,arial'"/>
    <style:font-face style:name="cmsy10" svg:font-family="cmsy10"/>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7T19:14:23.658459597</meta:creation-date>
    <meta:generator>LibreOffice/6.1.5.2$Linux_X86_64 LibreOffice_project/10$Build-2</meta:generator>
    <dc:date>2021-01-19T13:04:38.161295601</dc:date>
    <meta:editing-duration>PT4H38M36S</meta:editing-duration>
    <meta:editing-cycles>98</meta:editing-cycles>
    <meta:document-statistic meta:table-count="0" meta:image-count="0" meta:object-count="0" meta:page-count="11" meta:paragraph-count="310" meta:word-count="3374" meta:character-count="20024" meta:non-whitespace-character-count="16894"/>
  </office:meta>
</office:document-meta>
</file>